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99cm"/>
    </style:style>
    <style:style style:name="co2" style:family="table-column">
      <style:table-column-properties fo:break-before="auto" style:column-width="14.242cm"/>
    </style:style>
    <style:style style:name="co3" style:family="table-column">
      <style:table-column-properties fo:break-before="auto" style:column-width="7.952cm"/>
    </style:style>
    <style:style style:name="co4" style:family="table-column">
      <style:table-column-properties fo:break-before="auto" style:column-width="15.767cm"/>
    </style:style>
    <style:style style:name="co5" style:family="table-column">
      <style:table-column-properties fo:break-before="auto" style:column-width="4.493cm"/>
    </style:style>
    <style:style style:name="co6" style:family="table-column">
      <style:table-column-properties fo:break-before="auto" style:column-width="11.312cm"/>
    </style:style>
    <style:style style:name="co7" style:family="table-column">
      <style:table-column-properties fo:break-before="auto" style:column-width="2.828cm"/>
    </style:style>
    <style:style style:name="co8" style:family="table-column">
      <style:table-column-properties fo:break-before="auto" style:column-width="2.258cm"/>
    </style:style>
    <style:style style:name="co9" style:family="table-column">
      <style:table-column-properties fo:break-before="auto" style:column-width="28.363cm"/>
    </style:style>
    <style:style style:name="co10" style:family="table-column">
      <style:table-column-properties fo:break-before="auto" style:column-width="7.14cm"/>
    </style:style>
    <style:style style:name="co11" style:family="table-column">
      <style:table-column-properties fo:break-before="auto" style:column-width="7.168cm"/>
    </style:style>
    <style:style style:name="ro1" style:family="table-row">
      <style:table-row-properties style:row-height="0.452cm" fo:break-before="auto" style:use-optimal-row-height="false"/>
    </style:style>
    <style:style style:name="ro2" style:family="table-row">
      <style:table-row-properties style:row-height="1.397cm" fo:break-before="auto" style:use-optimal-row-height="false"/>
    </style:style>
    <style:style style:name="ro3" style:family="table-row">
      <style:table-row-properties style:row-height="2.09cm" fo:break-before="auto" style:use-optimal-row-height="false"/>
    </style:style>
    <style:style style:name="ro4" style:family="table-row">
      <style:table-row-properties style:row-height="1.028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1.053cm" fo:break-before="auto" style:use-optimal-row-height="true"/>
    </style:style>
    <style:style style:name="ro7" style:family="table-row">
      <style:table-row-properties style:row-height="0.612cm" fo:break-before="auto" style:use-optimal-row-height="true"/>
    </style:style>
    <style:style style:name="ro8" style:family="table-row">
      <style:table-row-properties style:row-height="1.552cm" fo:break-before="auto" style:use-optimal-row-height="true"/>
    </style:style>
    <style:style style:name="ro9" style:family="table-row">
      <style:table-row-properties style:row-height="2.552cm" fo:break-before="auto" style:use-optimal-row-height="true"/>
    </style:style>
    <style:style style:name="ro10" style:family="table-row">
      <style:table-row-properties style:row-height="0.487cm" fo:break-before="auto" style:use-optimal-row-height="true"/>
    </style:style>
    <style:style style:name="ro11" style:family="table-row">
      <style:table-row-properties style:row-height="1.826cm" fo:break-before="auto" style:use-optimal-row-height="false"/>
    </style:style>
    <style:style style:name="ta1" style:family="table" style:master-page-name="PageStyle_5f_Diagnostic_20_flash">
      <style:table-properties table:display="true" style:writing-mode="lr-tb"/>
    </style:style>
    <style:style style:name="ta2" style:family="table" style:master-page-name="PageStyle_5f_A_20_propos">
      <style:table-properties table:display="true" style:writing-mode="lr-tb"/>
    </style:style>
    <style:style style:name="ta3" style:family="table" style:master-page-name="PageStyle_5f_Calcul">
      <style:table-properties table:display="false" style:writing-mode="lr-tb"/>
    </style: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wrap-option="wrap"/>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ff" fo:wrap-option="wrap" fo:border="0.06pt solid #000000" style:vertical-align="middle"/>
      <style:text-properties style:text-outline="false" style:text-line-through-style="none" style:text-line-through-type="none" style:font-name="Calibri1"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vertical-align="middle"/>
      <style:text-properties style:font-name="Calibri1" fo:font-size="12pt" fo:font-weight="bold" style:font-size-asian="12pt" style:font-weight-asian="bold" style:font-size-complex="12pt" style:font-weight-complex="bold"/>
    </style:style>
    <style:style style:name="ce3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0.06pt solid #000000"/>
    </style:style>
    <style:style style:name="ce5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2" style:family="table-cell" style:parent-style-name="Default">
      <style:table-cell-properties style:vertical-align="middle"/>
    </style:style>
    <style:style style:name="ce43" style:family="table-cell" style:parent-style-name="Default">
      <style:text-properties fo:color="#c9211e" style:font-name="Calibri1" fo:font-size="16pt" style:font-size-asian="16pt" style:font-size-complex="16pt"/>
    </style:style>
    <style:style style:name="ce44" style:family="table-cell" style:parent-style-name="Default">
      <style:text-properties style:font-name="Calibri1" fo:font-size="16pt" style:font-size-asian="16pt" style:font-size-complex="16pt"/>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text-properties style:font-name="Calibri1" fo:font-size="14pt" style:font-size-asian="14pt" style:font-size-complex="14pt"/>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0">
      <style:table-cell-properties fo:background-color="transparent"/>
    </style:style>
    <style:style style:name="ce54"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transparent"/>
    </style:style>
    <style:style style:name="ce72" style:family="table-cell" style:parent-style-name="Default" style:data-style-name="N0"/>
    <style:style style:name="gr1" style:family="graphic">
      <style:graphic-properties draw:marker-start="Arrowheads_20_1" draw:marker-start-width="0.2cm" draw:marker-start-center="false" draw:fill="solid" draw:fill-color="#ffffc0" draw:auto-grow-height="true" draw:auto-grow-width="false" fo:min-height="3.513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5.965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fo:font-family="Arial" style:font-family-generic="swiss" style:font-pitch="variable"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quot;😤&quot;;&quot;✖&quot;)" table:allow-empty-cell="true" table:display-list="unsorted" table:base-cell-address="'A propos'.E2">
          <table:error-message table:message-type="stop" table:display="true"/>
        </table:content-validation>
      </table:content-validations>
      <table:table table:name="Diagnostic flash" table:style-name="ta1">
        <office:forms form:automatic-focus="false" form:apply-design-mode="false"/>
        <table:table-column table:style-name="co1" table:default-cell-style-name="ce26"/>
        <table:table-column table:style-name="co2" table:default-cell-style-name="ce32"/>
        <table:table-column table:style-name="co3" table:visibility="collapse"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7" table:default-cell-style-name="Default"/>
        <table:table-column table:style-name="co8" table:default-cell-style-name="Default"/>
        <table:table-row table:style-name="ro1">
          <table:table-cell table:style-name="ce1"/>
          <table:table-cell table:style-name="ce8" office:value-type="string" calcext:value-type="string">
            <office:annotation draw:style-name="gr1" draw:text-style-name="P2" svg:width="17.543cm" svg:height="4.153cm" svg:x="18.414cm" svg:y="0cm" draw:caption-point-x="-2.784cm" draw:caption-point-y="0.01cm">
              <dc:date>2021-08-10T00:00:00</dc:date>
              <text:p text:style-name="P1"><text:span text:style-name="T1">Le diagnostic se fait sur un échantillon de pages incluant au minimum :</text:span></text:p>
              <text:p text:style-name="P1"><text:span text:style-name="T1"/></text:p>
              <text:p text:style-name="P1"><text:span text:style-name="T1">- la page d’accueil ;</text:span></text:p>
              <text:p text:style-name="P1"><text:span text:style-name="T1">- une page de formulaire si elle existe :</text:span></text:p>
              <text:p text:style-name="P1"><text:span text:style-name="T1">- une page de résultats de recherche si elle existe ;</text:span></text:p>
              <text:p text:style-name="P1"><text:span text:style-name="T1">- une page avec des fichiers en téléchargement si elle existe ;</text:span></text:p>
              <text:p text:style-name="P1"><text:span text:style-name="T1">- une page de contenu, la plus riche possible (préférer la présence d’images, d’infographies, de vidéos, de titres et sous-titres plutôt qu’une page de texte seul).</text:span></text:p>
            </office:annotation>
            <text:p>URL de l’échantillon testé : Page 1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2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3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4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5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2">
          <table:table-cell table:style-name="ce2" office:value-type="string" calcext:value-type="string">
            <office:annotation draw:style-name="gr2" draw:text-style-name="P4" svg:width="4.53cm" svg:height="2.316cm" svg:x="1.998cm" svg:y="0.757cm" draw:caption-point-x="-0.61cm" draw:caption-point-y="1.51cm">
              <dc:date>2021-04-30T00:00:00</dc:date>
              <text:p text:style-name="P3"><text:span text:style-name="T2">La mention [a11é] indique que le critère est présent dans le Référentiel général d’amélioration de l’accessibilité (RGAA).</text:span></text:p>
            </office:annotation>
            <text:p>N°</text:p>
          </table:table-cell>
          <table:table-cell table:style-name="ce9" office:value-type="string" calcext:value-type="string">
            <text:p>Critères</text:p>
          </table:table-cell>
          <table:table-cell table:style-name="ce2" office:value-type="string" calcext:value-type="string">
            <text:p>Pourquoi</text:p>
          </table:table-cell>
          <table:table-cell table:style-name="ce2" office:value-type="string" calcext:value-type="string">
            <text:p>Contrôle</text:p>
          </table:table-cell>
          <table:table-cell table:style-name="ce2" office:value-type="string" calcext:value-type="string">
            <office:annotation draw:style-name="gr3" draw:text-style-name="P6" svg:width="7.728cm" svg:height="6.165cm" svg:x="37.159cm" svg:y="3.9cm" draw:caption-point-x="-1.269cm" draw:caption-point-y="-1.633cm">
              <dc:date>2021-03-10T00:00:00</dc:date>
              <text:p text:style-name="P5"><text:span text:style-name="T3">🤩 </text:span><text:span text:style-name="T3">[C'est bon] Le critère est parfaitement rempli.</text:span></text:p>
              <text:p text:style-name="P5"><text:span text:style-name="T3"/></text:p>
              <text:p text:style-name="P5"><text:span text:style-name="T3">🤔 </text:span><text:span text:style-name="T3">[C'est presque bon] Le critère n'est pas totalement rempli, mais dans l'ensemble il est plutôt respecté même s'il reste quelques aspects à corriger.</text:span></text:p>
              <text:p text:style-name="P5"><text:span text:style-name="T3"/></text:p>
              <text:p text:style-name="P5"><text:span text:style-name="T3">😤 </text:span><text:span text:style-name="T3">[C'est moins que presque bon] Le critère n'est pas rempli et si, ça et là, des choses conviennent, c'est un peu par hasard.</text:span></text:p>
              <text:p text:style-name="P5"><text:span text:style-name="T3"/></text:p>
              <text:p text:style-name="P5"><text:span text:style-name="T3">✖ </text:span><text:span text:style-name="T3">Le site ou la démarche n'est pas concerné par le critère.</text:span></text:p>
            </office:annotation>
            <text:p>Résultat du contrôle</text:p>
          </table:table-cell>
          <table:table-cell table:style-name="ce48" office:value-type="string" calcext:value-type="string">
            <text:p>Commentaire</text:p>
          </table:table-cell>
          <table:table-cell table:style-name="ce13" table:number-columns-repeated="18"/>
          <table:table-cell table:style-name="ce42" table:number-columns-repeated="1000"/>
        </table:table-row>
        <table:table-row table:style-name="ro3">
          <table:table-cell table:style-name="ce3" office:value-type="string" calcext:value-type="string">
            <text:p>1 [a11é]</text:p>
          </table:table-cell>
          <table:table-cell table:style-name="ce28" office:value-type="string" calcext:value-type="string">
            <text:p>Le site est optimisé pour toutes les tailles d’écran</text:p>
          </table:table-cell>
          <table:table-cell table:style-name="ce34" office:value-type="string"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34" office:value-type="string" calcext:value-type="string">
            <text:p>Sur l’échantillon, tester les différents formats d’écran avec un smartphone ou en modifiant la taille de la fenêtre sur ordinateur.</text:p>
          </table:table-cell>
          <table:table-cell table:style-name="ce39" table:content-validation-name="val1"/>
          <table:table-cell table:style-name="ce50"/>
          <table:table-cell table:number-columns-repeated="1018"/>
        </table:table-row>
        <table:table-row table:style-name="ro3">
          <table:table-cell table:style-name="ce3" office:value-type="float" office:value="2" calcext:value-type="float">
            <text:p>2</text:p>
          </table:table-cell>
          <table:table-cell table:style-name="ce28" office:value-type="string" calcext:value-type="string">
            <text:p>Une présentation du site et des démarches en ligne est disponible sans authentification</text:p>
          </table:table-cell>
          <table:table-cell table:style-name="ce34" office:value-type="string"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34" office:value-type="string"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39" table:content-validation-name="val1"/>
          <table:table-cell table:style-name="ce50"/>
          <table:table-cell table:number-columns-repeated="1018"/>
        </table:table-row>
        <table:table-row table:style-name="ro3">
          <table:table-cell table:style-name="ce3" office:value-type="float" office:value="3" calcext:value-type="float">
            <text:p>3</text:p>
          </table:table-cell>
          <table:table-cell table:style-name="ce29" office:value-type="string" calcext:value-type="string">
            <text:p>Lorsqu’il effectue une démarche en ligne, l’usager sait à quelle étape il en est et peut revenir à une étape précédente</text:p>
          </table:table-cell>
          <table:table-cell table:style-name="ce34" office:value-type="string"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34" office:value-type="string"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4 [a11é]</text:p>
          </table:table-cell>
          <table:table-cell table:style-name="ce29" office:value-type="string" calcext:value-type="string">
            <text:p>La navigation et l’utilisation du site peuvent s’effectuer entièrement au clavier</text:p>
          </table:table-cell>
          <table:table-cell table:style-name="ce34" office:value-type="string"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34" office:value-type="string"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39" table:content-validation-name="val1"/>
          <table:table-cell table:style-name="ce50"/>
          <table:table-cell table:number-columns-repeated="1018"/>
        </table:table-row>
        <table:table-row table:style-name="ro3">
          <table:table-cell table:style-name="ce3" office:value-type="float" office:value="5" calcext:value-type="float">
            <text:p>5</text:p>
          </table:table-cell>
          <table:table-cell table:style-name="ce28" office:value-type="string" calcext:value-type="string">
            <text:p>Il est possible de revenir à la page d’accueil depuis toutes les pages et de connaître la position des pages dans l’arborescence du site</text:p>
          </table:table-cell>
          <table:table-cell table:style-name="ce34" office:value-type="string"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34" office:value-type="string" calcext:value-type="string">
            <text:p>Sur l’échantillon, contrôler que :</text:p>
            <text:p/>
            <text:p>- Il est possible de revenir à la page d’accueil depuis toutes les pages, par exemple via le menu de navigation, le fil d’Ariane ou le bandeau d’entête ;</text:p>
            <text:p>- La page d’erreur 404 permet la reprise de la navigation : pour tester, taper un nom de page inexistant après "/" (par exemple design.numerique.gouv.fr/voilàvoilà).</text:p>
            <text:p/>
          </table:table-cell>
          <table:table-cell table:style-name="ce39" table:content-validation-name="val1"/>
          <table:table-cell table:style-name="ce50"/>
          <table:table-cell table:number-columns-repeated="1018"/>
        </table:table-row>
        <table:table-row table:style-name="ro3">
          <table:table-cell table:style-name="ce3" office:value-type="float" office:value="6" calcext:value-type="float">
            <text:p>6</text:p>
          </table:table-cell>
          <table:table-cell table:style-name="ce28" office:value-type="string" calcext:value-type="string">
            <text:p>Le contenu de chaque page est disponible à l’impression sans bloc de navigation ni aplat de couleur</text:p>
          </table:table-cell>
          <table:table-cell table:style-name="ce34" office:value-type="string"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34" office:value-type="string"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7 [a11é]</text:p>
          </table:table-cell>
          <table:table-cell table:style-name="ce28" office:value-type="string" calcext:value-type="string">
            <text:p>Le site a fait l’objet d’un audit de conformité RGAA</text:p>
          </table:table-cell>
          <table:table-cell table:style-name="ce34" office:value-type="string"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34" office:value-type="string" calcext:value-type="string">
            <text:p>La page d’accueil affiche l’état de conformité: <text:a xlink:href="https://www.numerique.gouv.fr/publications/rgaa-accessibilite/obligations/#mention-obligatoire-sur-la-page-daccueil" xlink:type="simple">https://www.numerique.gouv.fr/publications/rgaa-accessibilite/obligations/#mention-obligatoire-sur-la-page-daccueil</text:a> La déclaration de conformité au référentiel général d’accessibilité pour les administrations (RGAA) - ou la date de publication prévue - est accessible à partir du pied de page: <text:a xlink:href="https://design.numerique.gouv.fr/accessibilite-numerique/declaration-accessibilite" xlink:type="simple">https://design.numerique.gouv.fr/accessibilite-numerique/declaration-accessibilit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8 [a11é]</text:p>
          </table:table-cell>
          <table:table-cell table:style-name="ce28" office:value-type="string" calcext:value-type="string">
            <text:p>Aucune information n’est véhiculée que par la couleur</text:p>
          </table:table-cell>
          <table:table-cell table:style-name="ce34" office:value-type="string"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34" office:value-type="string"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9 [a11é]</text:p>
          </table:table-cell>
          <table:table-cell table:style-name="ce28" office:value-type="string" calcext:value-type="string">
            <text:p>Les images porteuses d’informations, les infographies, les vidéos et les fichiers audio ont une alternative textuelle</text:p>
          </table:table-cell>
          <table:table-cell table:style-name="ce34" office:value-type="string" calcext:value-type="string">
            <text:p>Les alternatives textuelles permettent par exemple aux personnes aveugles d’accéder aux contenus via un lecteur d’écran ou un clavier Braille.</text:p>
          </table:table-cell>
          <table:table-cell table:style-name="ce34" office:value-type="string"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0 [a11é]</text:p>
          </table:table-cell>
          <table:table-cell table:style-name="ce28" office:value-type="string" calcext:value-type="string">
            <text:p>La langue principale du site est bien définie</text:p>
          </table:table-cell>
          <table:table-cell table:style-name="ce34" office:value-type="string" calcext:value-type="string">
            <text:p>Il est indispensable que, dans le code-source, la langue du site soit bien définie pour que les aides techniques et plus particulièrement les synthèses vocales prononcent correctement le texte lu.</text:p>
          </table:table-cell>
          <table:table-cell table:style-name="ce34" office:value-type="string"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39" table:content-validation-name="val1"/>
          <table:table-cell table:style-name="ce50"/>
          <table:table-cell table:number-columns-repeated="1018"/>
        </table:table-row>
        <table:table-row table:style-name="ro3">
          <table:table-cell table:style-name="ce3" office:value-type="float" office:value="11" calcext:value-type="float">
            <text:p>11</text:p>
          </table:table-cell>
          <table:table-cell table:style-name="ce28" office:value-type="string" calcext:value-type="string">
            <text:p>Les textes sont simples et compréhensibles</text:p>
          </table:table-cell>
          <table:table-cell table:style-name="ce34" office:value-type="string"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34" office:value-type="string"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2 [a11é]</text:p>
          </table:table-cell>
          <table:table-cell table:style-name="ce28" office:value-type="string" calcext:value-type="string">
            <text:p>Le contenu reste lisible lorsque la taille de caractères est portée à 200% de la taille par défaut dans le navigateur</text:p>
          </table:table-cell>
          <table:table-cell table:style-name="ce34" office:value-type="string"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34" office:value-type="string" calcext:value-type="string">
            <text:p>Sur l’échantillon, contrôler que le contenu reste clair lorsque la taille de caractères est portée à 200% de la taille par défaut dans le navigateur. Pour effectuer ce test, il faut augmenter la taille des caractères jusqu’à 200% :</text:p>
            <text:p/>
            <text:p>- soit en effectuant la combinaison de touches ctrl + + six fois ou ctrl + molette ;</text:p>
            <text:p>- soit en modifiant les préférences du navigateur.</text:p>
            <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3 [a11é]</text:p>
          </table:table-cell>
          <table:table-cell table:style-name="ce28" office:value-type="string" calcext:value-type="string">
            <text:p>Le titre de la page est unique et pertinent</text:p>
          </table:table-cell>
          <table:table-cell table:style-name="ce34" office:value-type="string" calcext:value-type="string">
            <text:p>Le titre de la page s’affiche dans l’onglet du navigateur.</text:p>
            <text:p/>
            <text:p>Il permet l’identification des contenus de la page dans l’onglet, dans les favoris, dans l’historique de navigation, dans la fenêtre du navigateur ou encore par les lecteurs d’écran.</text:p>
            <text:p/>
            <text:p>Un titre pertinent améliore le référencement et la présentation dans les moteurs de recherche.</text:p>
          </table:table-cell>
          <table:table-cell table:style-name="ce34" office:value-type="string"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39" table:content-validation-name="val1"/>
          <table:table-cell table:style-name="ce50"/>
          <table:table-cell table:number-columns-repeated="1018"/>
        </table:table-row>
        <table:table-row table:style-name="ro3">
          <table:table-cell table:style-name="ce3" office:value-type="float" office:value="14" calcext:value-type="float">
            <text:p>14</text:p>
          </table:table-cell>
          <table:table-cell table:style-name="ce28" office:value-type="string" calcext:value-type="string">
            <text:p>La charte graphique tient compte de la Marque de l’État</text:p>
            <text:p/>
          </table:table-cell>
          <table:table-cell table:style-name="ce34" office:value-type="string"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34" office:value-type="string" calcext:value-type="string">
            <text:p>Sur l’échantillon et sur la base de www.gouvernement.fr/marque-Etat, contrôler :</text:p>
            <text:p/>
            <text:p>- <text:a xlink:href="https://www.gouvernement.fr/charte/charte-graphique-les-fondamentaux/le-bloc-marque" xlink:type="simple">Le bloc marque</text:a></text:p>
            <text:p><text:span text:style-name="T4">- </text:span><text:span text:style-name="T4"><text:a xlink:href="https://www.gouvernement.fr/charte/charte-graphique-les-fondamentaux/le-systeme-graphique" xlink:type="simple">Le système graphique</text:a></text:span> </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5 [a11é]</text:p>
          </table:table-cell>
          <table:table-cell table:style-name="ce28" office:value-type="string" calcext:value-type="string">
            <text:p>Les textes et les éléments graphiques porteurs d’informations sont présentés avec un contraste suffisant par rapport à leur arrière-plan</text:p>
          </table:table-cell>
          <table:table-cell table:style-name="ce34" office:value-type="string"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34" office:value-type="string" calcext:value-type="string">
            <text:p>Sur l’échantillon, contrôler que les contrastes sont respectés à l’aide, par exemple, de l’extension de navigateur Contrast Checker (symbolisée par une roue multicolore) :</text:p>
            <text:p/>
            <text:p>- <text:a xlink:href="https://chrome.google.com/webstore/detail/wcag-color-contrast-check/plnahcmalebffmaghcpcmpaciebdhgdf" xlink:type="simple">Extension pour Chrome</text:a> </text:p>
            <text:p>- <text:a xlink:href="https://addons.mozilla.org/en-US/firefox/addon/wcag-contrast-checker/" xlink:type="simple">Extension pour Firefox</text:a></text:p>
            <text:p>- <text:a xlink:href="https://microsoftedge.microsoft.com/addons/detail/wcag-color-contrast-check/idahaggnlnekelhgplklhfpchbfdmkjp" xlink:type="simple">Extension pour Edg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6 [a11é]</text:p>
          </table:table-cell>
          <table:table-cell table:style-name="ce28" office:value-type="string" calcext:value-type="string">
            <text:p>La hiérarchie des titres est complète et cohérente</text:p>
          </table:table-cell>
          <table:table-cell table:style-name="ce34" office:value-type="string"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34" office:value-type="string" calcext:value-type="string">
            <text:p>Sur l’échantillon, lancer l’extension headingsMap (symbolisée par le pictogramme [h]).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text:a xlink:href="https://addons.mozilla.org/fr/firefox/addon/headingsmap/" xlink:type="simple">Extension pour Firefox</text:a></text:p>
            <text:p>- <text:a xlink:href="https://chrome.google.com/webstore/detail/headingsmap/flbjommegcjonpdmenkdiocclhjacmbi?hl=fr" xlink:type="simple">Extension pour Chrome</text:a></text:p>
            <text:p>- <text:a xlink:href="https://microsoftedge.microsoft.com/addons/detail/headingsmap/bokekiiaddinealohkmhjcgfanndmcgo" xlink:type="simple">Extension pour Edg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7 [a11é]</text:p>
          </table:table-cell>
          <table:table-cell table:style-name="ce28" office:value-type="string" calcext:value-type="string">
            <text:p>Chaque champ de formulaire est clairement associé à son intitulé. Les champs et les formats obligatoires sont indiqués</text:p>
          </table:table-cell>
          <table:table-cell table:style-name="ce34" office:value-type="string"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34" office:value-type="string"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39" table:content-validation-name="val1"/>
          <table:table-cell table:style-name="ce50"/>
          <table:table-cell table:number-columns-repeated="1018"/>
        </table:table-row>
        <table:table-row table:style-name="ro3">
          <table:table-cell table:style-name="ce3" office:value-type="float" office:value="18" calcext:value-type="float">
            <text:p>18</text:p>
          </table:table-cell>
          <table:table-cell table:style-name="ce28" office:value-type="string" calcext:value-type="string">
            <text:p>Le soulignement est réservé aux liens</text:p>
          </table:table-cell>
          <table:table-cell table:style-name="ce34" office:value-type="string" calcext:value-type="string">
            <text:p>Réserver le soulignement aux liens facilite leur identification et évite à l’utilisateur des clics inutiles sur des contenus soulignés perçus comme des hyperliens.</text:p>
          </table:table-cell>
          <table:table-cell table:style-name="ce34" office:value-type="string" calcext:value-type="string">
            <text:p>Sur l’ensemble de l’échantillon, vérifier que seuls les liens sont soulignés.</text:p>
          </table:table-cell>
          <table:table-cell table:style-name="ce39" table:content-validation-name="val1"/>
          <table:table-cell table:style-name="ce50"/>
          <table:table-cell table:number-columns-repeated="1018"/>
        </table:table-row>
        <table:table-row table:style-name="ro3">
          <table:table-cell table:style-name="ce3" office:value-type="float" office:value="19" calcext:value-type="float">
            <text:p>19</text:p>
          </table:table-cell>
          <table:table-cell table:style-name="ce28" office:value-type="string" calcext:value-type="string">
            <text:p>Les informations relatives aux fichiers proposés en téléchargement sont indiqués</text:p>
          </table:table-cell>
          <table:table-cell table:style-name="ce34" office:value-type="string" calcext:value-type="string">
            <text:p>Les utilisateurs - y compris ceux en situation de handicap - doivent savoir s’il est pertinent pour eux de télécharger les fichiers et si leurs outils le leur permettent.</text:p>
          </table:table-cell>
          <table:table-cell table:style-name="ce34" office:value-type="string"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39" table:content-validation-name="val1"/>
          <table:table-cell table:style-name="ce50"/>
          <table:table-cell table:number-columns-repeated="1018"/>
        </table:table-row>
        <table:table-row table:style-name="ro3">
          <table:table-cell table:style-name="ce3" office:value-type="float" office:value="20" calcext:value-type="float">
            <text:p>20</text:p>
          </table:table-cell>
          <table:table-cell table:style-name="ce28" office:value-type="string" calcext:value-type="string">
            <text:p>Lorsqu’une identification est requise, il est proposé à l’usager de s’authentifier avec FranceConnect</text:p>
          </table:table-cell>
          <table:table-cell table:style-name="ce34" office:value-type="string"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34" office:value-type="string" calcext:value-type="string">
            <text:p>Si une identification est requise, contrôler qu’il est proposé à l’usager de s’authentifier via FranceConnect.</text:p>
          </table:table-cell>
          <table:table-cell table:style-name="ce39" table:content-validation-name="val1"/>
          <table:table-cell table:style-name="ce50"/>
          <table:table-cell table:number-columns-repeated="1018"/>
        </table:table-row>
        <table:table-row table:style-name="ro3">
          <table:table-cell table:style-name="ce3" office:value-type="float" office:value="21" calcext:value-type="float">
            <text:p>21</text:p>
          </table:table-cell>
          <table:table-cell table:style-name="ce28" office:value-type="string" calcext:value-type="string">
            <text:p>La démarche en ligne fait l’objet d’enquêtes de satisfaction et donne accès aux résultats</text:p>
          </table:table-cell>
          <table:table-cell table:style-name="ce34" office:value-type="string"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34" office:value-type="string" calcext:value-type="string">
            <text:p>Contrôler que les démarches en ligne font l’objet d’enquêtes de satisfaction (par exemple en proposant le <text:a xlink:href="https://observatoire.numerique.gouv.fr/Aide/Donner%20son%20avis" xlink:type="simple">bouton "Je donne mon avis"</text:a>) et donnent accès aux résultats.</text:p>
          </table:table-cell>
          <table:table-cell table:style-name="ce39" table:content-validation-name="val1"/>
          <table:table-cell table:style-name="ce50"/>
          <table:table-cell table:number-columns-repeated="1018"/>
        </table:table-row>
        <table:table-row table:style-name="ro3">
          <table:table-cell table:style-name="ce3" office:value-type="float" office:value="22" calcext:value-type="float">
            <text:p>22</text:p>
          </table:table-cell>
          <table:table-cell table:style-name="ce28" office:value-type="string" calcext:value-type="string">
            <text:p>La démarche en ligne est référencée sur service-public.fr</text:p>
          </table:table-cell>
          <table:table-cell table:style-name="ce34" office:value-type="string"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34" office:value-type="string" calcext:value-type="string">
            <text:p><text:span text:style-name="T4">Contrôler que l</text:span>es démarches en ligne sont <text:a xlink:href="https://www.service-public.fr/P10015" xlink:type="simple">référencées sur service-public.fr</text:a>.</text:p>
          </table:table-cell>
          <table:table-cell table:style-name="ce39" table:content-validation-name="val1"/>
          <table:table-cell table:style-name="ce50"/>
          <table:table-cell table:number-columns-repeated="1018"/>
        </table:table-row>
        <table:table-row table:style-name="ro3">
          <table:table-cell table:style-name="ce3" office:value-type="float" office:value="23" calcext:value-type="float">
            <text:p>23</text:p>
          </table:table-cell>
          <table:table-cell table:style-name="ce28" office:value-type="string" calcext:value-type="string">
            <text:p>Le site est bien référencé par les moteurs de recherche</text:p>
          </table:table-cell>
          <table:table-cell table:style-name="ce34" office:value-type="string"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34" office:value-type="string"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39" table:content-validation-name="val1"/>
          <table:table-cell table:style-name="ce50"/>
          <table:table-cell table:number-columns-repeated="1018"/>
        </table:table-row>
        <table:table-row table:style-name="ro3">
          <table:table-cell table:style-name="ce3" office:value-type="float" office:value="24" calcext:value-type="float">
            <text:p>24</text:p>
          </table:table-cell>
          <table:table-cell table:style-name="ce28" office:value-type="string" calcext:value-type="string">
            <text:p>Le pied de page présente l’ensemble des liens obligatoires</text:p>
          </table:table-cell>
          <table:table-cell table:style-name="ce34" office:value-type="string" calcext:value-type="string">
            <text:p>Le pied de page constitue un élément de navigation et un point de repère tout au long du site.</text:p>
          </table:table-cell>
          <table:table-cell table:style-name="ce34" office:value-type="string"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39" table:content-validation-name="val1"/>
          <table:table-cell table:style-name="ce50"/>
          <table:table-cell table:number-columns-repeated="1018"/>
        </table:table-row>
        <table:table-row table:style-name="ro3">
          <table:table-cell table:style-name="ce3" office:value-type="float" office:value="25" calcext:value-type="float">
            <text:p>25</text:p>
          </table:table-cell>
          <table:table-cell table:style-name="ce28" office:value-type="string" calcext:value-type="string">
            <text:p>Le site propose au moins deux moyens de contact différents</text:p>
          </table:table-cell>
          <table:table-cell table:style-name="ce34" office:value-type="string"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34" office:value-type="string"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26 [a11é]</text:p>
          </table:table-cell>
          <table:table-cell table:style-name="ce28" office:value-type="string" calcext:value-type="string">
            <text:p>Les fichiers bureautiques téléchargeables sur le site sont proposés dans un format ouvert et sont accessibles</text:p>
          </table:table-cell>
          <table:table-cell table:style-name="ce34" office:value-type="string"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text:a xlink:href="https://github.com/DISIC/guides-documents_bureautiques_accessibles" xlink:type="simple">guides pour rédiger des documents bureautiques accessibles</text:a></text:p>
          </table:table-cell>
          <table:table-cell table:style-name="ce34" office:value-type="string"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39" table:content-validation-name="val1"/>
          <table:table-cell table:style-name="ce50"/>
          <table:table-cell table:number-columns-repeated="1018"/>
        </table:table-row>
        <table:table-row table:style-name="ro3">
          <table:table-cell table:style-name="ce10"/>
          <table:table-cell table:style-name="ce10" office:value-type="string" calcext:value-type="string">
            <text:p>Résultat</text:p>
          </table:table-cell>
          <table:table-cell table:style-name="ce35" table:formula="of:=[Calcul.F30]" office:value-type="string" office:string-value="Il faut finir le diag pour que le résultat s'affiche... 🙄" calcext:value-type="string" table:number-columns-spanned="3" table:number-rows-spanned="1">
            <text:p>Il faut finir le diag pour que le résultat s'affiche... 🙄</text:p>
          </table:table-cell>
          <table:covered-table-cell table:style-name="ce10"/>
          <table:covered-table-cell table:style-name="ce40"/>
          <table:table-cell table:style-name="ce55"/>
          <table:table-cell table:style-name="ce41" table:number-columns-repeated="18"/>
          <table:table-cell table:style-name="ce43" table:number-columns-repeated="999"/>
          <table:table-cell table:style-name="ce44"/>
        </table:table-row>
        <table:table-row table:style-name="ro4" table:number-rows-repeated="966">
          <table:table-cell table:style-name="ce25"/>
          <table:table-cell table:style-name="ce31"/>
          <table:table-cell table:style-name="ce7" table:number-columns-repeated="2"/>
          <table:table-cell table:style-name="ce11"/>
          <table:table-cell table:number-columns-repeated="1019"/>
        </table:table-row>
        <table:table-row table:style-name="ro5" table:number-rows-repeated="1047576">
          <table:table-cell table:number-columns-repeated="1024"/>
        </table:table-row>
        <table:table-row table:style-name="ro5">
          <table:table-cell table:number-columns-repeated="1024"/>
        </table:table-row>
      </table:table>
      <table:table table:name="A propos" table:style-name="ta2">
        <office:forms form:automatic-focus="false" form:apply-design-mode="false"/>
        <table:table-column table:style-name="co9" table:default-cell-style-name="ce64"/>
        <table:table-column table:style-name="co7" table:number-columns-repeated="63" table:default-cell-style-name="Default"/>
        <table:table-row table:style-name="ro6">
          <table:table-cell table:style-name="ce63" office:value-type="string" calcext:value-type="string">
            <text:p>Le diagnostic flash permet d’estimer de manière partielle la qualité, l’accessibilité et le design d’un site ou d’une démarche en ligne d’une administration publique, sans avoir d’expertise particulière et en n’y consacrant que peu de temps.</text:p>
          </table:table-cell>
          <table:table-cell table:number-columns-repeated="63"/>
        </table:table-row>
        <table:table-row table:style-name="ro7">
          <table:table-cell table:style-name="ce63"/>
          <table:table-cell table:number-columns-repeated="63"/>
        </table:table-row>
        <table:table-row table:style-name="ro8">
          <table:table-cell table:style-name="ce63" office:value-type="string" calcext:value-type="string">
            <text:p>Le diagnostic se fait sur un échantillon de pages incluant au minimum : <text:s/>la page d’accueil ; une page de formulaire si elle existe ; <text:s/>une page de résultats de rechercher si elle existe ; une page avec des fichiers en téléchargement si elle existe ; une page de contenu, la plus riche possible (préférer la présence d’images, d’infographies, de vidéos, de titres et sous-titres plutôt qu’une page de texte seul).</text:p>
          </table:table-cell>
          <table:table-cell table:number-columns-repeated="63"/>
        </table:table-row>
        <table:table-row table:style-name="ro7">
          <table:table-cell table:style-name="ce63"/>
          <table:table-cell table:number-columns-repeated="63"/>
        </table:table-row>
        <table:table-row table:style-name="ro9">
          <table:table-cell table:style-name="ce63" office:value-type="string" calcext:value-type="string">
            <text:p>Pour chaque critère et sur la base de son échantillon, le testeur décide si : </text:p>
            <text:p>- 🤩 Le critère est parfaitement rempli; </text:p>
            <text:p>- 🤔 Le critère n'est pas totalement rempli, mais dans l'ensemble il est plutôt respecté même s'il reste quelques aspects à corriger; </text:p>
            <text:p>- 😤 Le critère n'est pas rempli et si, ça et là, des choses conviennent, c'est un peu par hasard; </text:p>
            <text:p>- ✖ Le site ou la démarche n'est pas concerné par le critère.</text:p>
          </table:table-cell>
          <table:table-cell table:number-columns-repeated="63"/>
        </table:table-row>
        <table:table-row table:style-name="ro7" table:number-rows-repeated="992">
          <table:table-cell table:style-name="ce63"/>
          <table:table-cell table:number-columns-repeated="63"/>
        </table:table-row>
        <table:table-row table:style-name="ro5" table:number-rows-repeated="1047577">
          <table:table-cell table:number-columns-repeated="64"/>
        </table:table-row>
        <table:table-row table:style-name="ro1">
          <table:table-cell table:number-columns-repeated="64"/>
        </table:table-row>
        <table:table-row table:style-name="ro1">
          <table:table-cell table:number-columns-repeated="64"/>
        </table:table-row>
      </table:table>
      <table:table table:name="Calcul" table:style-name="ta3">
        <table:table-column table:style-name="co1" table:default-cell-style-name="Default"/>
        <table:table-column table:style-name="co10" table:default-cell-style-name="Default"/>
        <table:table-column table:style-name="co11" table:number-columns-repeated="2" table:default-cell-style-name="Default"/>
        <table:table-column table:style-name="co7" table:number-columns-repeated="60" table:default-cell-style-name="Default"/>
        <table:table-row table:style-name="ro10">
          <table:table-cell table:style-name="ce15" office:value-type="string" calcext:value-type="string">
            <text:p>N°</text:p>
          </table:table-cell>
          <table:table-cell table:style-name="ce15" office:value-type="string" calcext:value-type="string">
            <text:p>Critère</text:p>
          </table:table-cell>
          <table:table-cell table:style-name="ce15" office:value-type="string" calcext:value-type="string">
            <text:p>Pourquoi</text:p>
          </table:table-cell>
          <table:table-cell table:style-name="ce15" office:value-type="string" calcext:value-type="string">
            <text:p>Contrôle</text:p>
          </table:table-cell>
          <table:table-cell table:style-name="ce15" office:value-type="string" calcext:value-type="string">
            <text:p>Résultat</text:p>
          </table:table-cell>
          <table:table-cell table:style-name="ce17" office:value-type="string" calcext:value-type="string">
            <text:p>Valeur</text:p>
          </table:table-cell>
          <table:table-cell table:style-name="ce18" office:value-type="string" calcext:value-type="string">
            <text:p>Accessibilité</text:p>
          </table:table-cell>
          <table:table-cell table:style-name="ce18" office:value-type="string" calcext:value-type="string">
            <text:p>Comptabilisation des non réponses</text:p>
          </table:table-cell>
          <table:table-cell table:style-name="ce18" office:value-type="string" calcext:value-type="string">
            <text:p>Comptabilisation des non-réponses a11é</text:p>
          </table:table-cell>
          <table:table-cell table:style-name="ce18" table:number-columns-repeated="15"/>
          <table:table-cell table:number-columns-repeated="40"/>
        </table:table-row>
        <table:table-row table:style-name="ro11">
          <table:table-cell table:style-name="ce15" table:formula="of:=[$'Diagnostic flash'.A7]" office:value-type="string" office:string-value="1 [a11é]" calcext:value-type="string">
            <text:p>1 [a11é]</text:p>
          </table:table-cell>
          <table:table-cell table:style-name="ce15" table:formula="of:=[$'Diagnostic flash'.B7]" office:value-type="string" office:string-value="Le site est optimisé pour toutes les tailles d’écran" calcext:value-type="string">
            <text:p>Le site est optimisé pour toutes les tailles d’écran</text:p>
          </table:table-cell>
          <table:table-cell table:style-name="ce15" table:formula="of:=[$'Diagnostic flash'.C7]" office:value-type="string" office:string-value="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10;&#10;- une audience supérieure ;&#10;- une rapidité d’accès à l’information, quel que soit l’endroit où se trouve l’utilisateur ;&#10;- une interactivité avec des fonctionnalités enrichies (mode tactile, capteurs, etc.) ;&#10;- une amélioration du référencement."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15" table:formula="of:=[$'Diagnostic flash'.D7]" office:value-type="string" office:string-value="Sur l’échantillon, tester les différents formats d’écran avec un smartphone ou en modifiant la taille de la fenêtre sur ordinateur." calcext:value-type="string">
            <text:p>Sur l’échantillon, tester les différents formats d’écran avec un smartphone ou en modifiant la taille de la fenêtre sur ordinateur.</text:p>
          </table:table-cell>
          <table:table-cell table:style-name="ce15" table:formula="of:=[$'Diagnostic flash'.E7]" office:value-type="float" office:value="0" calcext:value-type="float">
            <text:p>0</text:p>
          </table:table-cell>
          <table:table-cell table:style-name="ce19" table:formula="of:=IF(ISBLANK([.E2]);&quot;&quot;;IF([.E2]=&quot;🤩&quot;;1;IF([.E2]=&quot;🤔&quot;;0.5;IF([.E2]=&quot;😤&quot;;0;&quot;&quot;))))">
            <text:p/>
          </table:table-cell>
          <table:table-cell table:style-name="ce51" table:formula="of:=[.F2]">
            <text:p/>
          </table:table-cell>
          <table:table-cell table:style-name="ce72" table:formula="of:=IF([.E2]=0;&quot;&quot;;1)">
            <text:p/>
          </table:table-cell>
          <table:table-cell table:formula="of:=IF([.E2]=0;&quot;&quot;;1)">
            <text:p/>
          </table:table-cell>
          <table:table-cell table:number-columns-repeated="55"/>
        </table:table-row>
        <table:table-row table:style-name="ro11">
          <table:table-cell table:style-name="ce15" table:formula="of:=[$'Diagnostic flash'.A8]" office:value-type="float" office:value="2" calcext:value-type="float">
            <text:p>2</text:p>
          </table:table-cell>
          <table:table-cell table:style-name="ce15" table:formula="of:=[$'Diagnostic flash'.B8]" office:value-type="string" office:string-value="Une présentation du site et des démarches en ligne est disponible sans authentification" calcext:value-type="string">
            <text:p>Une présentation du site et des démarches en ligne est disponible sans authentification</text:p>
          </table:table-cell>
          <table:table-cell table:style-name="ce15" table:formula="of:=[$'Diagnostic flash'.C8]" office:value-type="string" office:string-value="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10;&#10;Cette transparence renforce la confiance de l’usager dans l’administration et lui permettra d’anticiper certaines décisions de sa vie quotidienne (départ à l’étranger, obtention d’une aide financière, autorisation pour démarrer une activité, etc.)."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15" table:formula="of:=[$'Diagnostic flash'.D8]" office:value-type="string" office:string-value="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15" table:formula="of:=[$'Diagnostic flash'.E8]" office:value-type="float" office:value="0" calcext:value-type="float">
            <text:p>0</text:p>
          </table:table-cell>
          <table:table-cell table:style-name="ce15" table:formula="of:=IF(ISBLANK([.E3]);&quot;&quot;;IF([.E3]=&quot;🤩&quot;;1;IF([.E3]=&quot;🤔&quot;;0.5;IF([.E3]=&quot;😤&quot;;0;&quot;&quot;))))">
            <text:p/>
          </table:table-cell>
          <table:table-cell table:style-name="ce52" table:formula="of:=[.F5]">
            <text:p/>
          </table:table-cell>
          <table:table-cell table:style-name="ce72" table:formula="of:=IF([.E3]=0;&quot;&quot;;1)">
            <text:p/>
          </table:table-cell>
          <table:table-cell table:formula="of:=IF([.E5]=0;&quot;&quot;;1)">
            <text:p/>
          </table:table-cell>
          <table:table-cell table:number-columns-repeated="55"/>
        </table:table-row>
        <table:table-row table:style-name="ro11">
          <table:table-cell table:style-name="ce15" table:formula="of:=[$'Diagnostic flash'.A9]" office:value-type="float" office:value="3" calcext:value-type="float">
            <text:p>3</text:p>
          </table:table-cell>
          <table:table-cell table:style-name="ce15" table:formula="of:=[$'Diagnostic flash'.B9]" office:value-type="string" office:string-value="Lorsqu’il effectue une démarche en ligne, l’usager sait à quelle étape il en est et peut revenir à une étape précédente" calcext:value-type="string">
            <text:p>Lorsqu’il effectue une démarche en ligne, l’usager sait à quelle étape il en est et peut revenir à une étape précédente</text:p>
          </table:table-cell>
          <table:table-cell table:style-name="ce15" table:formula="of:=[$'Diagnostic flash'.C9]" office:value-type="string" office:string-value="Dans sa navigation, il est indispensable que l’utilisateur puisse se repérer : il doit savoir où il est, d’où il vient et où trouver l’information dont il a besoin. Les risques d’abandon en cours de processus et d’erreurs de saisie sont ainsi limités."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15" table:formula="of:=[$'Diagnostic flash'.D9]" office:value-type="string" office:string-value="Sur les démarches, contrôler que :&#10;&#10;- Les différentes étapes de la démarche en ligne sont visibles à tout moment et que l’usager est informé de l’étape à laquelle il est ;&#10;- L’usager peut revenir à une étape précédente et modifier sa saisie ;&#10;- Les données sont automatiquement sauvegardées au changement de page ou par un bouton d’enregistrement explicite et visible à tout moment ;&#10;- Le dernier écran présenté à l’usager avant transmission de sa demande est un récapitulatif des informations saisies et prêtes à être communiquées à l’administration.n."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15" table:formula="of:=[$'Diagnostic flash'.E9]" office:value-type="float" office:value="0" calcext:value-type="float">
            <text:p>0</text:p>
          </table:table-cell>
          <table:table-cell table:style-name="ce15" table:formula="of:=IF(ISBLANK([.E4]);&quot;&quot;;IF([.E4]=&quot;🤩&quot;;1;IF([.E4]=&quot;🤔&quot;;0.5;IF([.E4]=&quot;😤&quot;;0;&quot;&quot;))))">
            <text:p/>
          </table:table-cell>
          <table:table-cell table:style-name="ce52" table:formula="of:=[.F8]">
            <text:p/>
          </table:table-cell>
          <table:table-cell table:style-name="ce72" table:formula="of:=IF([.E4]=0;&quot;&quot;;1)">
            <text:p/>
          </table:table-cell>
          <table:table-cell table:formula="of:=IF([.E8]=0;&quot;&quot;;1)">
            <text:p/>
          </table:table-cell>
          <table:table-cell table:number-columns-repeated="55"/>
        </table:table-row>
        <table:table-row table:style-name="ro11">
          <table:table-cell table:style-name="ce15" table:formula="of:=[$'Diagnostic flash'.A10]" office:value-type="string" office:string-value="4 [a11é]" calcext:value-type="string">
            <text:p>4 [a11é]</text:p>
          </table:table-cell>
          <table:table-cell table:style-name="ce15" table:formula="of:=[$'Diagnostic flash'.B10]" office:value-type="string" office:string-value="La navigation et l’utilisation du site peuvent s’effectuer entièrement au clavier" calcext:value-type="string">
            <text:p>La navigation et l’utilisation du site peuvent s’effectuer entièrement au clavier</text:p>
          </table:table-cell>
          <table:table-cell table:style-name="ce15" table:formula="of:=[$'Diagnostic flash'.C10]" office:value-type="string" office:string-value="La navigation au clavier est un des critères centraux de l’accessibilité numérique. De nombreux utilisateurs, souffrant de handicap ou non, naviguent sans souris, avec les touches de leur clavier.&#10;&#10;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15" table:formula="of:=[$'Diagnostic flash'.D10]" office:value-type="string" office:string-value="Sur l’échantillon, contrôler que :&#10;&#10;-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10;- La navigation et l’utilisation peuvent s’effectuer entièrement au clavier dans un ordre prévisible ;&#10;- Le focus clavier (qui permet à l’usager de savoir sur quel élément interactif il se trouve) est clairement visible."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15" table:formula="of:=[$'Diagnostic flash'.E10]" office:value-type="float" office:value="0" calcext:value-type="float">
            <text:p>0</text:p>
          </table:table-cell>
          <table:table-cell table:style-name="ce19" table:formula="of:=IF(ISBLANK([.E5]);&quot;&quot;;IF([.E5]=&quot;🤩&quot;;1;IF([.E5]=&quot;🤔&quot;;0.5;IF([.E5]=&quot;😤&quot;;0;&quot;&quot;))))">
            <text:p/>
          </table:table-cell>
          <table:table-cell table:style-name="ce51" table:formula="of:=[.F9]">
            <text:p/>
          </table:table-cell>
          <table:table-cell table:style-name="ce72" table:formula="of:=IF([.E5]=0;&quot;&quot;;1)">
            <text:p/>
          </table:table-cell>
          <table:table-cell table:formula="of:=IF([.E9]=0;&quot;&quot;;1)">
            <text:p/>
          </table:table-cell>
          <table:table-cell table:number-columns-repeated="55"/>
        </table:table-row>
        <table:table-row table:style-name="ro11">
          <table:table-cell table:style-name="ce15" table:formula="of:=[$'Diagnostic flash'.A11]" office:value-type="float" office:value="5" calcext:value-type="float">
            <text:p>5</text:p>
          </table:table-cell>
          <table:table-cell table:style-name="ce15" table:formula="of:=[$'Diagnostic flash'.B11]" office:value-type="string" office:string-value="Il est possible de revenir à la page d’accueil depuis toutes les pages et de connaître la position des pages dans l’arborescence du site" calcext:value-type="string">
            <text:p>Il est possible de revenir à la page d’accueil depuis toutes les pages et de connaître la position des pages dans l’arborescence du site</text:p>
          </table:table-cell>
          <table:table-cell table:style-name="ce15" table:formula="of:=[$'Diagnostic flash'.C11]" office:value-type="string" office:string-value="Les usagers doivent pouvoir s’orienter dans un site et notamment revenir à la page d’accueil depuis n’importe quelle page, par exemple s’ils n’ont pas trouvé ce qu’ils cherchent ou s’ils veulent chercher autre chose.&#10;&#10;Il arrive également qu’un lien ou qu’un résultat fournit par un moteur de recherche dirige directement vers une page interne du site - auquel cas l’usager a besoin de savoir où il se trouve et éventuellement de revenir à l’accueil.&#10;&#10;Enfin, les pages d’erreur font partie du site et ne doivent pas interrompre la navigation de l’usager : elles doivent également permettre un retour à la page d’accueil."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15" table:formula="of:=[$'Diagnostic flash'.D11]" office:value-type="string" office:string-value="Sur l’échantillon, contrôler que :&#10;&#10;- Il est possible de revenir à la page d’accueil depuis toutes les pages, par exemple via le menu de navigation, le fil d’Ariane ou le bandeau d’entête ;&#10;- La page d’erreur 404 permet la reprise de la navigation : pour tester, taper un nom de page inexistant après &quot;/&quot; (par exemple design.numerique.gouv.fr/voilàvoilà).&#10;" calcext:value-type="string">
            <text:p>Sur l’échantillon, contrôler que :</text:p>
            <text:p/>
            <text:p>- Il est possible de revenir à la page d’accueil depuis toutes les pages, par exemple via le menu de navigation, le fil d’Ariane ou le bandeau d’entête ;</text:p>
            <text:p>- La page d’erreur 404 permet la reprise de la navigation : pour tester, taper un nom de page inexistant après "/" (par exemple design.numerique.gouv.fr/voilàvoilà).</text:p>
            <text:p/>
          </table:table-cell>
          <table:table-cell table:style-name="ce15" table:formula="of:=[$'Diagnostic flash'.E11]" office:value-type="float" office:value="0" calcext:value-type="float">
            <text:p>0</text:p>
          </table:table-cell>
          <table:table-cell table:style-name="ce15" table:formula="of:=IF(ISBLANK([.E6]);&quot;&quot;;IF([.E6]=&quot;🤩&quot;;1;IF([.E6]=&quot;🤔&quot;;0.5;IF([.E6]=&quot;😤&quot;;0;&quot;&quot;))))">
            <text:p/>
          </table:table-cell>
          <table:table-cell table:style-name="ce52" table:formula="of:=[.F10]">
            <text:p/>
          </table:table-cell>
          <table:table-cell table:style-name="ce72" table:formula="of:=IF([.E6]=0;&quot;&quot;;1)">
            <text:p/>
          </table:table-cell>
          <table:table-cell table:formula="of:=IF([.E10]=0;&quot;&quot;;1)">
            <text:p/>
          </table:table-cell>
          <table:table-cell table:number-columns-repeated="55"/>
        </table:table-row>
        <table:table-row table:style-name="ro11">
          <table:table-cell table:style-name="ce15" table:formula="of:=[$'Diagnostic flash'.A12]" office:value-type="float" office:value="6" calcext:value-type="float">
            <text:p>6</text:p>
          </table:table-cell>
          <table:table-cell table:style-name="ce15" table:formula="of:=[$'Diagnostic flash'.B12]" office:value-type="string" office:string-value="Le contenu de chaque page est disponible à l’impression sans bloc de navigation ni aplat de couleur" calcext:value-type="string">
            <text:p>Le contenu de chaque page est disponible à l’impression sans bloc de navigation ni aplat de couleur</text:p>
          </table:table-cell>
          <table:table-cell table:style-name="ce15" table:formula="of:=[$'Diagnostic flash'.C12]" office:value-type="string" office:string-value="L’impression des contenus doit se faire sous une forme appropriée au support, avec des contenus pertinents et une bonne lisibilité. Rationaliser l’utilisation des espaces et des couleurs permet d’économiser les ressources."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15" table:formula="of:=[$'Diagnostic flash'.D12]" office:value-type="string" office:string-value="Dans le menu du navigateur, choisir l’aperçu avant impression et contrôler que :&#10;&#10;- Les éléments inutiles dans une version papier ont bien disparu (notamment les menus ou autre bloc de navigation)&#10;- Il n’existe pas de gros aplats de couleur.e"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15" table:formula="of:=[$'Diagnostic flash'.E12]" office:value-type="float" office:value="0" calcext:value-type="float">
            <text:p>0</text:p>
          </table:table-cell>
          <table:table-cell table:style-name="ce15" table:formula="of:=IF(ISBLANK([.E7]);&quot;&quot;;IF([.E7]=&quot;🤩&quot;;1;IF([.E7]=&quot;🤔&quot;;0.5;IF([.E7]=&quot;😤&quot;;0;&quot;&quot;))))">
            <text:p/>
          </table:table-cell>
          <table:table-cell table:style-name="ce52" table:formula="of:=[.F11]">
            <text:p/>
          </table:table-cell>
          <table:table-cell table:style-name="ce72" table:formula="of:=IF([.E7]=0;&quot;&quot;;1)">
            <text:p/>
          </table:table-cell>
          <table:table-cell table:formula="of:=IF([.E11]=0;&quot;&quot;;1)">
            <text:p/>
          </table:table-cell>
          <table:table-cell table:number-columns-repeated="55"/>
        </table:table-row>
        <table:table-row table:style-name="ro11">
          <table:table-cell table:style-name="ce15" table:formula="of:=[$'Diagnostic flash'.A13]" office:value-type="string" office:string-value="7 [a11é]" calcext:value-type="string">
            <text:p>7 [a11é]</text:p>
          </table:table-cell>
          <table:table-cell table:style-name="ce15" table:formula="of:=[$'Diagnostic flash'.B13]" office:value-type="string" office:string-value="Le site a fait l’objet d’un audit de conformité RGAA" calcext:value-type="string">
            <text:p>Le site a fait l’objet d’un audit de conformité RGAA</text:p>
          </table:table-cell>
          <table:table-cell table:style-name="ce15" table:formula="of:=[$'Diagnostic flash'.C13]" office:value-type="string" office:string-value="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15" table:formula="of:=[$'Diagnostic flash'.D13]" office:value-type="string" office:string-value="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 calcext:value-type="string">
            <text:p>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text:p>
          </table:table-cell>
          <table:table-cell table:style-name="ce15" table:formula="of:=[$'Diagnostic flash'.E13]" office:value-type="float" office:value="0" calcext:value-type="float">
            <text:p>0</text:p>
          </table:table-cell>
          <table:table-cell table:style-name="ce19" table:formula="of:=IF(ISBLANK([.E8]);&quot;&quot;;IF([.E8]=&quot;🤩&quot;;1;IF([.E8]=&quot;🤔&quot;;0.5;IF([.E8]=&quot;😤&quot;;0;&quot;&quot;))))">
            <text:p/>
          </table:table-cell>
          <table:table-cell table:style-name="ce51" table:formula="of:=[.F13]">
            <text:p/>
          </table:table-cell>
          <table:table-cell table:style-name="ce72" table:formula="of:=IF([.E8]=0;&quot;&quot;;1)">
            <text:p/>
          </table:table-cell>
          <table:table-cell table:formula="of:=IF([.E13]=0;&quot;&quot;;1)">
            <text:p/>
          </table:table-cell>
          <table:table-cell table:number-columns-repeated="55"/>
        </table:table-row>
        <table:table-row table:style-name="ro11">
          <table:table-cell table:style-name="ce15" table:formula="of:=[$'Diagnostic flash'.A14]" office:value-type="string" office:string-value="8 [a11é]" calcext:value-type="string">
            <text:p>8 [a11é]</text:p>
          </table:table-cell>
          <table:table-cell table:style-name="ce15" table:formula="of:=[$'Diagnostic flash'.B14]" office:value-type="string" office:string-value="Aucune information n’est véhiculée que par la couleur" calcext:value-type="string">
            <text:p>Aucune information n’est véhiculée que par la couleur</text:p>
          </table:table-cell>
          <table:table-cell table:style-name="ce15" table:formula="of:=[$'Diagnostic flash'.C14]" office:value-type="string" office:string-value="Une information véhiculée uniquement par la couleur nuit au confort de navigation (par exemple si les liens sont en bleu foncé dans du texte en noir) et exclu de fait les usagers malvoyants. À titre d’exemple, 8% des hommes et 0,5% des femmes sont atteints de daltonisme."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15" table:formula="of:=[$'Diagnostic flash'.D14]" office:value-type="string" office:string-value="Sur l’échantillon, contrôler qu’aucun élément n’est compréhensible qu’en fonction de sa couleur (par exemple pas de texte telle que « la saisie des champs en rouge doit être corrigée »). Les liens sont visibles autrement que par une couleur distincte et sont soulignés."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15" table:formula="of:=[$'Diagnostic flash'.E14]" office:value-type="float" office:value="0" calcext:value-type="float">
            <text:p>0</text:p>
          </table:table-cell>
          <table:table-cell table:style-name="ce19" table:formula="of:=IF(ISBLANK([.E9]);&quot;&quot;;IF([.E9]=&quot;🤩&quot;;1;IF([.E9]=&quot;🤔&quot;;0.5;IF([.E9]=&quot;😤&quot;;0;&quot;&quot;))))">
            <text:p/>
          </table:table-cell>
          <table:table-cell table:style-name="ce52" table:formula="of:=[.F14]">
            <text:p/>
          </table:table-cell>
          <table:table-cell table:style-name="ce72" table:formula="of:=IF([.E9]=0;&quot;&quot;;1)">
            <text:p/>
          </table:table-cell>
          <table:table-cell table:formula="of:=IF([.E14]=0;&quot;&quot;;1)">
            <text:p/>
          </table:table-cell>
          <table:table-cell table:number-columns-repeated="55"/>
        </table:table-row>
        <table:table-row table:style-name="ro11">
          <table:table-cell table:style-name="ce15" table:formula="of:=[$'Diagnostic flash'.A15]" office:value-type="string" office:string-value="9 [a11é]" calcext:value-type="string">
            <text:p>9 [a11é]</text:p>
          </table:table-cell>
          <table:table-cell table:style-name="ce15" table:formula="of:=[$'Diagnostic flash'.B15]" office:value-type="string" office:string-value="Les images porteuses d’informations, les infographies, les vidéos et les fichiers audio ont une alternative textuelle" calcext:value-type="string">
            <text:p>Les images porteuses d’informations, les infographies, les vidéos et les fichiers audio ont une alternative textuelle</text:p>
          </table:table-cell>
          <table:table-cell table:style-name="ce15" table:formula="of:=[$'Diagnostic flash'.C15]" office:value-type="string" office:string-value="Les alternatives textuelles permettent par exemple aux personnes aveugles d’accéder aux contenus via un lecteur d’écran ou un clavier Braille." calcext:value-type="string">
            <text:p>Les alternatives textuelles permettent par exemple aux personnes aveugles d’accéder aux contenus via un lecteur d’écran ou un clavier Braille.</text:p>
          </table:table-cell>
          <table:table-cell table:style-name="ce15" table:formula="of:=[$'Diagnostic flash'.D15]" office:value-type="string" office:string-value="Sur l’échantillon, contrôler que :&#10;&#10;- Les vidéos sont sous-titrées et proposent une transcription et que les fichiers audio ont une transcription en alternative; le lien vers la transcription doit être adjacent au contenu vidéo ou audio ;&#10;- Les images porteuses d'informations - c'est-à-dire les images qui ne sont pas purement décoratives - ont une alternative textuelle : dans le code source, rechercher img et vérifier que chacune de ces balises comporte un attribut alt=&quot;ici le texte alternatif&quot;(À noter : si l’image est purement décorative, l’attribut alt doit être présent et vide alt=&quot;&quot;) ;&#10;- Dans le cas d’images complexes ou d’infographies, la transcription textuelle doit être adjacente et l'attribut alt doit être présent et vide alt=&quot;&quot;.&#10;La transcription textuelle et le texte alternatif doivent être pertinents c’est-à-dire transmettre les informations contenues dans l’image et non leur description factuelle."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15" table:formula="of:=[$'Diagnostic flash'.E15]" office:value-type="float" office:value="0" calcext:value-type="float">
            <text:p>0</text:p>
          </table:table-cell>
          <table:table-cell table:style-name="ce19" table:formula="of:=IF(ISBLANK([.E10]);&quot;&quot;;IF([.E10]=&quot;🤩&quot;;1;IF([.E10]=&quot;🤔&quot;;0.5;IF([.E10]=&quot;😤&quot;;0;&quot;&quot;))))">
            <text:p/>
          </table:table-cell>
          <table:table-cell table:style-name="ce51" table:formula="of:=[.F16]">
            <text:p/>
          </table:table-cell>
          <table:table-cell table:style-name="ce72" table:formula="of:=IF([.E10]=0;&quot;&quot;;1)">
            <text:p/>
          </table:table-cell>
          <table:table-cell table:style-name="ce72" table:formula="of:=IF([.E16]=0;&quot;&quot;;1)">
            <text:p/>
          </table:table-cell>
          <table:table-cell table:number-columns-repeated="55"/>
        </table:table-row>
        <table:table-row table:style-name="ro11">
          <table:table-cell table:style-name="ce15" table:formula="of:=[$'Diagnostic flash'.A16]" office:value-type="string" office:string-value="10 [a11é]" calcext:value-type="string">
            <text:p>10 [a11é]</text:p>
          </table:table-cell>
          <table:table-cell table:style-name="ce15" table:formula="of:=[$'Diagnostic flash'.B16]" office:value-type="string" office:string-value="La langue principale du site est bien définie" calcext:value-type="string">
            <text:p>La langue principale du site est bien définie</text:p>
          </table:table-cell>
          <table:table-cell table:style-name="ce15" table:formula="of:=[$'Diagnostic flash'.C16]" office:value-type="string" office:string-value="Il est indispensable que, dans le code-source, la langue du site soit bien définie pour que les aides techniques et plus particulièrement les synthèses vocales prononcent correctement le texte lu." calcext:value-type="string">
            <text:p>Il est indispensable que, dans le code-source, la langue du site soit bien définie pour que les aides techniques et plus particulièrement les synthèses vocales prononcent correctement le texte lu.</text:p>
          </table:table-cell>
          <table:table-cell table:style-name="ce15" table:formula="of:=[$'Diagnostic flash'.D16]" office:value-type="string" office:string-value="Contrôler qu’il existe bien un attribut lang=&quot;fr&quot; (ou en si c'est en anglais, it en italien, etc.) dans la balise html située au début du code-source, juste en dessous de la balise &lt;!DOCTYPE html&gt;&#10;&#10;Le code source s’affiche en faisant un clic-droit sur la page et en sélectionnant « Examiner l’élément », « Inspecter » ou « Code source de la page ».&quot;"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15" table:formula="of:=[$'Diagnostic flash'.E16]" office:value-type="float" office:value="0" calcext:value-type="float">
            <text:p>0</text:p>
          </table:table-cell>
          <table:table-cell table:style-name="ce19" table:formula="of:=IF(ISBLANK([.E11]);&quot;&quot;;IF([.E11]=&quot;🤩&quot;;1;IF([.E11]=&quot;🤔&quot;;0.5;IF([.E11]=&quot;😤&quot;;0;&quot;&quot;))))">
            <text:p/>
          </table:table-cell>
          <table:table-cell table:style-name="ce51" table:formula="of:=[.F17]">
            <text:p/>
          </table:table-cell>
          <table:table-cell table:style-name="ce72" table:formula="of:=IF([.E11]=0;&quot;&quot;;1)">
            <text:p/>
          </table:table-cell>
          <table:table-cell table:style-name="ce72" table:formula="of:=IF([.E17]=0;&quot;&quot;;1)">
            <text:p/>
          </table:table-cell>
          <table:table-cell table:number-columns-repeated="55"/>
        </table:table-row>
        <table:table-row table:style-name="ro11">
          <table:table-cell table:style-name="ce15" table:formula="of:=[$'Diagnostic flash'.A17]" office:value-type="float" office:value="11" calcext:value-type="float">
            <text:p>11</text:p>
          </table:table-cell>
          <table:table-cell table:style-name="ce15" table:formula="of:=[$'Diagnostic flash'.B17]" office:value-type="string" office:string-value="Les textes sont simples et compréhensibles" calcext:value-type="string">
            <text:p>Les textes sont simples et compréhensibles</text:p>
          </table:table-cell>
          <table:table-cell table:style-name="ce15" table:formula="of:=[$'Diagnostic flash'.C17]" office:value-type="string" office:string-value="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15" table:formula="of:=[$'Diagnostic flash'.D17]" office:value-type="string" office:string-value="Sur l’échantillon, avec des personnes extérieures aux services, répondre aux questions suivantes :&#10;&#10;- Le langage utilisé est-il suffisamment clair ? Les phrases sont-elles simples à comprendre ?&#10;- Reste-il des termes techniques non expliqués ? Sont-ils indispensables ?&#10;- Les questions posées sont-elles logiques, justifiées et compréhensibles ?&#10;- Reste-il des pages techniques en anglais avec des termes informatiques (par exemple, la page « Erreur 404 » en tapant après l’URL &quot;/iofjzfoizjfeajofiz&quot; ) ?&#10;- Les messages d’erreur ou de confirmation sont-ils écrits en français ? Sont-ils suffisamment clairs et précis ?&#10;- Les sigles sont-ils développés la première fois qu’ils sont utilisés sur chaque page (éventuellement via une infobulle ou via un renvoi à un glossaire)?"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15" table:formula="of:=[$'Diagnostic flash'.E17]" office:value-type="float" office:value="0" calcext:value-type="float">
            <text:p>0</text:p>
          </table:table-cell>
          <table:table-cell table:style-name="ce15" table:formula="of:=IF(ISBLANK([.E12]);&quot;&quot;;IF([.E12]=&quot;🤩&quot;;1;IF([.E12]=&quot;🤔&quot;;0.5;IF([.E12]=&quot;😤&quot;;0;&quot;&quot;))))">
            <text:p/>
          </table:table-cell>
          <table:table-cell table:style-name="ce51" table:formula="of:=[.F18]">
            <text:p/>
          </table:table-cell>
          <table:table-cell table:style-name="ce72" table:formula="of:=IF([.E12]=0;&quot;&quot;;1)">
            <text:p/>
          </table:table-cell>
          <table:table-cell table:style-name="ce72" table:formula="of:=IF([.E18]=0;&quot;&quot;;1)">
            <text:p/>
          </table:table-cell>
          <table:table-cell table:number-columns-repeated="55"/>
        </table:table-row>
        <table:table-row table:style-name="ro11">
          <table:table-cell table:style-name="ce15" table:formula="of:=[$'Diagnostic flash'.A18]" office:value-type="string" office:string-value="12 [a11é]" calcext:value-type="string">
            <text:p>12 [a11é]</text:p>
          </table:table-cell>
          <table:table-cell table:style-name="ce15" table:formula="of:=[$'Diagnostic flash'.B18]" office:value-type="string" office:string-value="Le contenu reste lisible lorsque la taille de caractères est portée à 200% de la taille par défaut dans le navigateur" calcext:value-type="string">
            <text:p>Le contenu reste lisible lorsque la taille de caractères est portée à 200% de la taille par défaut dans le navigateur</text:p>
          </table:table-cell>
          <table:table-cell table:style-name="ce15" table:formula="of:=[$'Diagnostic flash'.C18]" office:value-type="string" office:string-value="Les usagers nécessitant de grossir les caractères pour accéder au contenu d’un site ou d’une démarche ne doivent pas être ralentis ou bloqués par du texte disparaissant car hors du cadre ou caché, ou bien difficilement lisible car superposé à d’autres éléments."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15" table:formula="of:=[$'Diagnostic flash'.D18]" office:value-type="string" office:string-value="Sur l’échantillon, contrôler que le contenu reste clair lorsque la taille de caractères est portée à 200% de la taille par défaut dans le navigateur. Pour effectuer ce test, il faut augmenter la taille des caractères jusqu’à 200% :&#10;&#10;- soit en effectuant la combinaison de touches ctrl + + six fois ou ctrl + molette ;&#10;- soit en modifiant les préférences du navigateur.&#10;" calcext:value-type="string">
            <text:p>Sur l’échantillon, contrôler que le contenu reste clair lorsque la taille de caractères est portée à 200% de la taille par défaut dans le navigateur. Pour effectuer ce test, il faut augmenter la taille des caractères jusqu’à 200% :</text:p>
            <text:p/>
            <text:p>- soit en effectuant la combinaison de touches ctrl + + six fois ou ctrl + molette ;</text:p>
            <text:p>- soit en modifiant les préférences du navigateur.</text:p>
            <text:p/>
          </table:table-cell>
          <table:table-cell table:style-name="ce15" table:formula="of:=[$'Diagnostic flash'.E18]" office:value-type="float" office:value="0" calcext:value-type="float">
            <text:p>0</text:p>
          </table:table-cell>
          <table:table-cell table:style-name="ce19" table:formula="of:=IF(ISBLANK([.E13]);&quot;&quot;;IF([.E13]=&quot;🤩&quot;;1;IF([.E13]=&quot;🤔&quot;;0.5;IF([.E13]=&quot;😤&quot;;0;&quot;&quot;))))">
            <text:p/>
          </table:table-cell>
          <table:table-cell table:style-name="ce54" table:formula="of:=[.F27]">
            <text:p/>
          </table:table-cell>
          <table:table-cell table:style-name="ce72" table:formula="of:=IF([.E13]=0;&quot;&quot;;1)">
            <text:p/>
          </table:table-cell>
          <table:table-cell table:style-name="ce72" table:formula="of:=IF([.E27]=0;&quot;&quot;;1)">
            <text:p/>
          </table:table-cell>
          <table:table-cell table:number-columns-repeated="55"/>
        </table:table-row>
        <table:table-row table:style-name="ro11">
          <table:table-cell table:style-name="ce15" table:formula="of:=[$'Diagnostic flash'.A19]" office:value-type="string" office:string-value="13 [a11é]" calcext:value-type="string">
            <text:p>13 [a11é]</text:p>
          </table:table-cell>
          <table:table-cell table:style-name="ce15" table:formula="of:=[$'Diagnostic flash'.B19]" office:value-type="string" office:string-value="Le titre de la page est unique et pertinent" calcext:value-type="string">
            <text:p>Le titre de la page est unique et pertinent</text:p>
          </table:table-cell>
          <table:table-cell table:style-name="ce15" table:formula="of:=[$'Diagnostic flash'.C19]" office:value-type="string" office:string-value="Le titre de la page s’affiche dans l’onglet du navigateur.&#10;&#10;Il permet l’identification des contenus de la page dans l’onglet, dans les favoris, dans l’historique de navigation, dans la fenêtre du navigateur ou encore par les lecteurs d’écran.&#10;&#10;Un titre pertinent améliore le référencement et la présentation dans les moteurs de recherche." calcext:value-type="string">
            <text:p>Le titre de la page s’affiche dans l’onglet du navigateur.</text:p>
            <text:p/>
            <text:p>Il permet l’identification des contenus de la page dans l’onglet, dans les favoris, dans l’historique de navigation, dans la fenêtre du navigateur ou encore par les lecteurs d’écran.</text:p>
            <text:p/>
            <text:p>Un titre pertinent améliore le référencement et la présentation dans les moteurs de recherche.</text:p>
          </table:table-cell>
          <table:table-cell table:style-name="ce15" table:formula="of:=[$'Diagnostic flash'.D19]" office:value-type="string" office:string-value="Sur l’échantillon, contrôler que :&#10;&#10;- Le titre de chaque page est composée du titre de son contenu, suivi du nom du site ;&#10;- Le titre est pertinent et unique ;&#10;- Sur une page de résultat de recherche, le titre est &quot;Résultat de la page de recherche de xxx page 1 - nom du site&quot; ;&#10;- Sur une page de confirmation d'action, le titre indique le résultat de l'action (suivi du nom du site)."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15" table:formula="of:=[$'Diagnostic flash'.E19]" office:value-type="float" office:value="0" calcext:value-type="float">
            <text:p>0</text:p>
          </table:table-cell>
          <table:table-cell table:style-name="ce19" table:formula="of:=IF(ISBLANK([.E14]);&quot;&quot;;IF([.E14]=&quot;🤩&quot;;1;IF([.E14]=&quot;🤔&quot;;0.5;IF([.E14]=&quot;😤&quot;;0;&quot;&quot;))))">
            <text:p/>
          </table:table-cell>
          <table:table-cell/>
          <table:table-cell table:style-name="ce72" table:formula="of:=IF([.E14]=0;&quot;&quot;;1)">
            <text:p/>
          </table:table-cell>
          <table:table-cell table:style-name="ce72"/>
          <table:table-cell table:number-columns-repeated="55"/>
        </table:table-row>
        <table:table-row table:style-name="ro11">
          <table:table-cell table:style-name="ce15" table:formula="of:=[$'Diagnostic flash'.A20]" office:value-type="float" office:value="14" calcext:value-type="float">
            <text:p>14</text:p>
          </table:table-cell>
          <table:table-cell table:style-name="ce15" table:formula="of:=[$'Diagnostic flash'.B20]" office:value-type="string" office:string-value="La charte graphique tient compte de la Marque de l’État&#10;" calcext:value-type="string">
            <text:p>La charte graphique tient compte de la Marque de l’État</text:p>
            <text:p/>
          </table:table-cell>
          <table:table-cell table:style-name="ce15" table:formula="of:=[$'Diagnostic flash'.C20]" office:value-type="string" office:string-value="La marque de l’État doit être mise en œuvre, en application du principe selon lequel &quot;Là où l’État est présent, agit, finance, sa présence doit être clairement identifiée&quot;.&#10;&#10;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15" table:formula="of:=[$'Diagnostic flash'.D20]" office:value-type="string" office:string-value="Sur l’échantillon et sur la base de www.gouvernement.fr/marque-Etat, contrôler :&#10;&#10;- Le bloc marque&#10;- Le système graphique " calcext:value-type="string">
            <text:p>Sur l’échantillon et sur la base de www.gouvernement.fr/marque-Etat, contrôler :</text:p>
            <text:p/>
            <text:p>- Le bloc marque</text:p>
            <text:p>- Le système graphique </text:p>
          </table:table-cell>
          <table:table-cell table:style-name="ce15" table:formula="of:=[$'Diagnostic flash'.E20]" office:value-type="float" office:value="0" calcext:value-type="float">
            <text:p>0</text:p>
          </table:table-cell>
          <table:table-cell table:style-name="ce15" table:formula="of:=IF(ISBLANK([.E15]);&quot;&quot;;IF([.E15]=&quot;🤩&quot;;1;IF([.E15]=&quot;🤔&quot;;0.5;IF([.E15]=&quot;😤&quot;;0;&quot;&quot;))))">
            <text:p/>
          </table:table-cell>
          <table:table-cell table:style-name="ce54"/>
          <table:table-cell table:style-name="ce72" table:formula="of:=IF([.E15]=0;&quot;&quot;;1)">
            <text:p/>
          </table:table-cell>
          <table:table-cell table:number-columns-repeated="56"/>
        </table:table-row>
        <table:table-row table:style-name="ro11">
          <table:table-cell table:style-name="ce15" table:formula="of:=[$'Diagnostic flash'.A21]" office:value-type="string" office:string-value="15 [a11é]" calcext:value-type="string">
            <text:p>15 [a11é]</text:p>
          </table:table-cell>
          <table:table-cell table:style-name="ce15" table:formula="of:=[$'Diagnostic flash'.B21]" office:value-type="string" office:string-value="Les textes et les éléments graphiques porteurs d’informations sont présentés avec un contraste suffisant par rapport à leur arrière-plan" calcext:value-type="string">
            <text:p>Les textes et les éléments graphiques porteurs d’informations sont présentés avec un contraste suffisant par rapport à leur arrière-plan</text:p>
          </table:table-cell>
          <table:table-cell table:style-name="ce15" table:formula="of:=[$'Diagnostic flash'.C21]" office:value-type="string" office:string-value="Afin de permettre une bonne lisibilité des contenus et de limiter la charge mentale lors de la consultation, le ratio de contraste entre le texte - y compris du texte sous forme d’image - et son arrière-plan doit être d’au moins 4,5:1.&#10;&#10;Pour les textes en gras ou agrandis (taille restituée supérieure ou égale à 24px, équivalent à de l’Arial 18), ce ratio doit être d’au moins 3:1.&#10;&#10;Dans le cas de graphiques, le contraste entre chaque élément (courbe, bâton, part de camembert, etc.) doit être également suffisant."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15" table:formula="of:=[$'Diagnostic flash'.D21]" office:value-type="string" office:string-value="Sur l’échantillon, contrôler que les contrastes sont respectés à l’aide, par exemple, de l’extension de navigateur Contrast Checker (symbolisée par une roue multicolore) :&#10;&#10;- Extension pour Chrome &#10;- Extension pour Firefox&#10;- Extension pour Edge" calcext:value-type="string">
            <text:p>Sur l’échantillon, contrôler que les contrastes sont respectés à l’aide, par exemple, de l’extension de navigateur Contrast Checker (symbolisée par une roue multicolore) :</text:p>
            <text:p/>
            <text:p>- Extension pour Chrome </text:p>
            <text:p>- Extension pour Firefox</text:p>
            <text:p>- Extension pour Edge</text:p>
          </table:table-cell>
          <table:table-cell table:style-name="ce15" table:formula="of:=[$'Diagnostic flash'.E21]" office:value-type="float" office:value="0" calcext:value-type="float">
            <text:p>0</text:p>
          </table:table-cell>
          <table:table-cell table:style-name="ce19" table:formula="of:=IF(ISBLANK([.E16]);&quot;&quot;;IF([.E16]=&quot;🤩&quot;;1;IF([.E16]=&quot;🤔&quot;;0.5;IF([.E16]=&quot;😤&quot;;0;&quot;&quot;))))">
            <text:p/>
          </table:table-cell>
          <table:table-cell table:style-name="ce53"/>
          <table:table-cell table:style-name="ce72" table:formula="of:=IF([.E16]=0;&quot;&quot;;1)">
            <text:p/>
          </table:table-cell>
          <table:table-cell table:number-columns-repeated="56"/>
        </table:table-row>
        <table:table-row table:style-name="ro11">
          <table:table-cell table:style-name="ce15" table:formula="of:=[$'Diagnostic flash'.A22]" office:value-type="string" office:string-value="16 [a11é]" calcext:value-type="string">
            <text:p>16 [a11é]</text:p>
          </table:table-cell>
          <table:table-cell table:style-name="ce15" table:formula="of:=[$'Diagnostic flash'.B22]" office:value-type="string" office:string-value="La hiérarchie des titres est complète et cohérente" calcext:value-type="string">
            <text:p>La hiérarchie des titres est complète et cohérente</text:p>
          </table:table-cell>
          <table:table-cell table:style-name="ce15" table:formula="of:=[$'Diagnostic flash'.C22]" office:value-type="string" office:string-value="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10;&#10;Ce principe est d’ailleurs valable pour les outils bureautiques de type Document Writer ou Word ou encore PDF: il est indispensable d’utiliser les &quot;styles&quot; et non pas une mise en forme du texte.&#10;&#10;De manière plus générale, une bonne hiérarchisation permet une meilleure visualisation et permet l’extraction du plan de chaque page aux outils dédiés (dont ceux d’indexation, avec par conséquent un meilleur référencement)."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15" table:formula="of:=[$'Diagnostic flash'.D22]" office:value-type="string" office:string-value="Sur l’échantillon, lancer l’extension headingsMap (symbolisée par le pictogramme [h]). Vérifier qu’il y a au moins un titre de niveau 1 et que l’arbre des titres est logique et cohérent (il ne doit pas y avoir de &quot;trous&quot; : un titre de niveau h2 ne doit pas être suivi d’un titre h4, h5 ou h6, par exemple).&#10;&#10;Télécharger l’extension headingsMap :&#10;&#10;- Extension pour Firefox&#10;- Extension pour Chrome&#10;- Extension pour Edge" calcext:value-type="string">
            <text:p>Sur l’échantillon, lancer l’extension headingsMap (symbolisée par le pictogramme [h]).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Extension pour Firefox</text:p>
            <text:p>- Extension pour Chrome</text:p>
            <text:p>- Extension pour Edge</text:p>
          </table:table-cell>
          <table:table-cell table:style-name="ce15" table:formula="of:=[$'Diagnostic flash'.E22]" office:value-type="float" office:value="0" calcext:value-type="float">
            <text:p>0</text:p>
          </table:table-cell>
          <table:table-cell table:style-name="ce19" table:formula="of:=IF(ISBLANK([.E17]);&quot;&quot;;IF([.E17]=&quot;🤩&quot;;1;IF([.E17]=&quot;🤔&quot;;0.5;IF([.E17]=&quot;😤&quot;;0;&quot;&quot;))))">
            <text:p/>
          </table:table-cell>
          <table:table-cell table:style-name="ce54"/>
          <table:table-cell table:style-name="ce72" table:formula="of:=IF([.E17]=0;&quot;&quot;;1)">
            <text:p/>
          </table:table-cell>
          <table:table-cell table:number-columns-repeated="56"/>
        </table:table-row>
        <table:table-row table:style-name="ro11">
          <table:table-cell table:style-name="ce15" table:formula="of:=[$'Diagnostic flash'.A23]" office:value-type="string" office:string-value="17 [a11é]" calcext:value-type="string">
            <text:p>17 [a11é]</text:p>
          </table:table-cell>
          <table:table-cell table:style-name="ce15" table:formula="of:=[$'Diagnostic flash'.B23]" office:value-type="string" office:string-value="Chaque champ de formulaire est clairement associé à son intitulé. Les champs et les formats obligatoires sont indiqués" calcext:value-type="string">
            <text:p>Chaque champ de formulaire est clairement associé à son intitulé. Les champs et les formats obligatoires sont indiqués</text:p>
          </table:table-cell>
          <table:table-cell table:style-name="ce15" table:formula="of:=[$'Diagnostic flash'.C23]" office:value-type="string" office:string-value="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15" table:formula="of:=[$'Diagnostic flash'.D23]" office:value-type="string" office:string-value="Pour tout champ de saisie, notamment dans les formulaires, contrôler que :&#10;&#10;- En cliquant sur les intitulés des champs, le curseur vient bien se positionner dans le champ concerné ;&#10;- Les intitulés des champs sont accolés soit immédiatement au-dessus ou à gauche du champ ;&#10;- Une mention est présente pour les champs dont la saisie est obligatoire, soit explicitement, soit par le biais d’une indication (souvent un astérisque) dont l’explication est donnée au début du formulaire ;&#10;- Pour tout champ de formulaire présentant un type de donnée ou un format obligatoire, l’utilisateur est informé ;&#10;- Tout message d’erreur identifie le champ concerné."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15" table:formula="of:=[$'Diagnostic flash'.E23]" office:value-type="float" office:value="0" calcext:value-type="float">
            <text:p>0</text:p>
          </table:table-cell>
          <table:table-cell table:style-name="ce19" table:formula="of:=IF(ISBLANK([.E18]);&quot;&quot;;IF([.E18]=&quot;🤩&quot;;1;IF([.E18]=&quot;🤔&quot;;0.5;IF([.E18]=&quot;😤&quot;;0;&quot;&quot;))))">
            <text:p/>
          </table:table-cell>
          <table:table-cell table:style-name="ce53"/>
          <table:table-cell table:style-name="ce72" table:formula="of:=IF([.E18]=0;&quot;&quot;;1)">
            <text:p/>
          </table:table-cell>
          <table:table-cell table:number-columns-repeated="56"/>
        </table:table-row>
        <table:table-row table:style-name="ro11">
          <table:table-cell table:style-name="ce15" table:formula="of:=[$'Diagnostic flash'.A24]" office:value-type="float" office:value="18" calcext:value-type="float">
            <text:p>18</text:p>
          </table:table-cell>
          <table:table-cell table:style-name="ce15" table:formula="of:=[$'Diagnostic flash'.B24]" office:value-type="string" office:string-value="Le soulignement est réservé aux liens" calcext:value-type="string">
            <text:p>Le soulignement est réservé aux liens</text:p>
          </table:table-cell>
          <table:table-cell table:style-name="ce15" table:formula="of:=[$'Diagnostic flash'.C24]" office:value-type="string" office:string-value="Réserver le soulignement aux liens facilite leur identification et évite à l’utilisateur des clics inutiles sur des contenus soulignés perçus comme des hyperliens." calcext:value-type="string">
            <text:p>Réserver le soulignement aux liens facilite leur identification et évite à l’utilisateur des clics inutiles sur des contenus soulignés perçus comme des hyperliens.</text:p>
          </table:table-cell>
          <table:table-cell table:style-name="ce15" table:formula="of:=[$'Diagnostic flash'.D24]" office:value-type="string" office:string-value="Sur l’ensemble de l’échantillon, vérifier que seuls les liens sont soulignés." calcext:value-type="string">
            <text:p>Sur l’ensemble de l’échantillon, vérifier que seuls les liens sont soulignés.</text:p>
          </table:table-cell>
          <table:table-cell table:style-name="ce15" table:formula="of:=[$'Diagnostic flash'.E24]" office:value-type="float" office:value="0" calcext:value-type="float">
            <text:p>0</text:p>
          </table:table-cell>
          <table:table-cell table:style-name="ce15" table:formula="of:=IF(ISBLANK([.E19]);&quot;&quot;;IF([.E19]=&quot;🤩&quot;;1;IF([.E19]=&quot;🤔&quot;;0.5;IF([.E19]=&quot;😤&quot;;0;&quot;&quot;))))">
            <text:p/>
          </table:table-cell>
          <table:table-cell table:style-name="ce54"/>
          <table:table-cell table:style-name="ce72" table:formula="of:=IF([.E19]=0;&quot;&quot;;1)">
            <text:p/>
          </table:table-cell>
          <table:table-cell table:number-columns-repeated="56"/>
        </table:table-row>
        <table:table-row table:style-name="ro11">
          <table:table-cell table:style-name="ce15" table:formula="of:=[$'Diagnostic flash'.A25]" office:value-type="float" office:value="19" calcext:value-type="float">
            <text:p>19</text:p>
          </table:table-cell>
          <table:table-cell table:style-name="ce15" table:formula="of:=[$'Diagnostic flash'.B25]" office:value-type="string" office:string-value="Les informations relatives aux fichiers proposés en téléchargement sont indiqués" calcext:value-type="string">
            <text:p>Les informations relatives aux fichiers proposés en téléchargement sont indiqués</text:p>
          </table:table-cell>
          <table:table-cell table:style-name="ce15" table:formula="of:=[$'Diagnostic flash'.C25]" office:value-type="string" office:string-value="Les utilisateurs - y compris ceux en situation de handicap - doivent savoir s’il est pertinent pour eux de télécharger les fichiers et si leurs outils le leur permettent." calcext:value-type="string">
            <text:p>Les utilisateurs - y compris ceux en situation de handicap - doivent savoir s’il est pertinent pour eux de télécharger les fichiers et si leurs outils le leur permettent.</text:p>
          </table:table-cell>
          <table:table-cell table:style-name="ce15" table:formula="of:=[$'Diagnostic flash'.D25]" office:value-type="string" office:string-value="Pour chaque fichier proposé en téléchargement, contrôler que :&#10;&#10;- Le format est indiqué ;&#10;- La taille est indiquée ;&#10;- La langue, lorsque ce n’est pas la même que celle de la page, est indiquée ;&#10;- Le nom du fichier permet d’en identifier le contenu et la provenance."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15" table:formula="of:=[$'Diagnostic flash'.E25]" office:value-type="float" office:value="0" calcext:value-type="float">
            <text:p>0</text:p>
          </table:table-cell>
          <table:table-cell table:style-name="ce15" table:formula="of:=IF(ISBLANK([.E20]);&quot;&quot;;IF([.E20]=&quot;🤩&quot;;1;IF([.E20]=&quot;🤔&quot;;0.5;IF([.E20]=&quot;😤&quot;;0;&quot;&quot;))))">
            <text:p/>
          </table:table-cell>
          <table:table-cell table:style-name="ce53"/>
          <table:table-cell table:style-name="ce72" table:formula="of:=IF([.E20]=0;&quot;&quot;;1)">
            <text:p/>
          </table:table-cell>
          <table:table-cell table:number-columns-repeated="56"/>
        </table:table-row>
        <table:table-row table:style-name="ro11">
          <table:table-cell table:style-name="ce15" table:formula="of:=[$'Diagnostic flash'.A26]" office:value-type="float" office:value="20" calcext:value-type="float">
            <text:p>20</text:p>
          </table:table-cell>
          <table:table-cell table:style-name="ce15" table:formula="of:=[$'Diagnostic flash'.B26]" office:value-type="string" office:string-value="Lorsqu’une identification est requise, il est proposé à l’usager de s’authentifier avec FranceConnect" calcext:value-type="string">
            <text:p>Lorsqu’une identification est requise, il est proposé à l’usager de s’authentifier avec FranceConnect</text:p>
          </table:table-cell>
          <table:table-cell table:style-name="ce15" table:formula="of:=[$'Diagnostic flash'.C26]" office:value-type="string" office:string-value="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10;&#10;Après l’authentification, FranceConnect orchestre la circulation des données personnelles de l’usager, avec son consentement.&#10;&#10;Les administrations ayant intégré FranceConnect bénéficient entre elles de passerelles naturelles : ce mécanisme de SSO (Single Sign-On, ou authentification unique) rend les parcours usagers plus fluides."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15" table:formula="of:=[$'Diagnostic flash'.D26]" office:value-type="string" office:string-value="Si une identification est requise, contrôler qu’il est proposé à l’usager de s’authentifier via FranceConnect." calcext:value-type="string">
            <text:p>Si une identification est requise, contrôler qu’il est proposé à l’usager de s’authentifier via FranceConnect.</text:p>
          </table:table-cell>
          <table:table-cell table:style-name="ce15" table:formula="of:=[$'Diagnostic flash'.E26]" office:value-type="float" office:value="0" calcext:value-type="float">
            <text:p>0</text:p>
          </table:table-cell>
          <table:table-cell table:style-name="ce15" table:formula="of:=IF(ISBLANK([.E21]);&quot;&quot;;IF([.E21]=&quot;🤩&quot;;1;IF([.E21]=&quot;🤔&quot;;0.5;IF([.E21]=&quot;😤&quot;;0;&quot;&quot;))))">
            <text:p/>
          </table:table-cell>
          <table:table-cell/>
          <table:table-cell table:style-name="ce72" table:formula="of:=IF([.E21]=0;&quot;&quot;;1)">
            <text:p/>
          </table:table-cell>
          <table:table-cell table:number-columns-repeated="56"/>
        </table:table-row>
        <table:table-row table:style-name="ro11">
          <table:table-cell table:style-name="ce15" table:formula="of:=[$'Diagnostic flash'.A27]" office:value-type="float" office:value="21" calcext:value-type="float">
            <text:p>21</text:p>
          </table:table-cell>
          <table:table-cell table:style-name="ce15" table:formula="of:=[$'Diagnostic flash'.B27]" office:value-type="string" office:string-value="La démarche en ligne fait l’objet d’enquêtes de satisfaction et donne accès aux résultats" calcext:value-type="string">
            <text:p>La démarche en ligne fait l’objet d’enquêtes de satisfaction et donne accès aux résultats</text:p>
          </table:table-cell>
          <table:table-cell table:style-name="ce15" table:formula="of:=[$'Diagnostic flash'.C27]" office:value-type="string" office:string-value="Les administrations développent et font évoluer leurs services en ligne en étant à l’écoute des attentes des usagers : tests utilisateurs, enquêtes en ligne, questionnaires de satisfaction, entretiens, focus group, analyse des statistiques, etc.&#10;&#10;Cependant il ne suffit pas de conduire les tests ou de mettre en place un outil de mesure statistique. Ce critère vise la publication et la communication au public des enquêtes conduites et des résultats atteints."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15" table:formula="of:=[$'Diagnostic flash'.D27]" office:value-type="string" office:string-value="Contrôler que les démarches en ligne font l’objet d’enquêtes de satisfaction (par exemple en proposant le bouton &quot;Je donne mon avis&quot;) et donnent accès aux résultats." calcext:value-type="string">
            <text:p>Contrôler que les démarches en ligne font l’objet d’enquêtes de satisfaction (par exemple en proposant le bouton "Je donne mon avis") et donnent accès aux résultats.</text:p>
          </table:table-cell>
          <table:table-cell table:style-name="ce15" table:formula="of:=[$'Diagnostic flash'.E27]" office:value-type="float" office:value="0" calcext:value-type="float">
            <text:p>0</text:p>
          </table:table-cell>
          <table:table-cell table:style-name="ce15" table:formula="of:=IF(ISBLANK([.E22]);&quot;&quot;;IF([.E22]=&quot;🤩&quot;;1;IF([.E22]=&quot;🤔&quot;;0.5;IF([.E22]=&quot;😤&quot;;0;&quot;&quot;))))">
            <text:p/>
          </table:table-cell>
          <table:table-cell/>
          <table:table-cell table:style-name="ce72" table:formula="of:=IF([.E22]=0;&quot;&quot;;1)">
            <text:p/>
          </table:table-cell>
          <table:table-cell table:number-columns-repeated="56"/>
        </table:table-row>
        <table:table-row table:style-name="ro11">
          <table:table-cell table:style-name="ce15" table:formula="of:=[$'Diagnostic flash'.A28]" office:value-type="float" office:value="22" calcext:value-type="float">
            <text:p>22</text:p>
          </table:table-cell>
          <table:table-cell table:style-name="ce15" table:formula="of:=[$'Diagnostic flash'.B28]" office:value-type="string" office:string-value="La démarche en ligne est référencée sur service-public.fr" calcext:value-type="string">
            <text:p>La démarche en ligne est référencée sur service-public.fr</text:p>
          </table:table-cell>
          <table:table-cell table:style-name="ce15" table:formula="of:=[$'Diagnostic flash'.C28]" office:value-type="string" office:string-value="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quot;service-public.fr&quot; » ; il est précisé qu’il est mis « à la disposition des usagers, sur le site &quot;service-public.fr&quot;, la liste à jour des téléprocédures et des formulaires administratifs disponibles »."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15" table:formula="of:=[$'Diagnostic flash'.D28]" office:value-type="string" office:string-value="Contrôler que les démarches en ligne sont référencées sur service-public.fr." calcext:value-type="string">
            <text:p>Contrôler que les démarches en ligne sont référencées sur service-public.fr.</text:p>
          </table:table-cell>
          <table:table-cell table:style-name="ce15" table:formula="of:=[$'Diagnostic flash'.E28]" office:value-type="float" office:value="0" calcext:value-type="float">
            <text:p>0</text:p>
          </table:table-cell>
          <table:table-cell table:style-name="ce15" table:formula="of:=IF(ISBLANK([.E23]);&quot;&quot;;IF([.E23]=&quot;🤩&quot;;1;IF([.E23]=&quot;🤔&quot;;0.5;IF([.E23]=&quot;😤&quot;;0;&quot;&quot;))))">
            <text:p/>
          </table:table-cell>
          <table:table-cell/>
          <table:table-cell table:style-name="ce72" table:formula="of:=IF([.E23]=0;&quot;&quot;;1)">
            <text:p/>
          </table:table-cell>
          <table:table-cell table:number-columns-repeated="56"/>
        </table:table-row>
        <table:table-row table:style-name="ro11">
          <table:table-cell table:style-name="ce15" table:formula="of:=[$'Diagnostic flash'.A29]" office:value-type="float" office:value="23" calcext:value-type="float">
            <text:p>23</text:p>
          </table:table-cell>
          <table:table-cell table:style-name="ce15" table:formula="of:=[$'Diagnostic flash'.B29]" office:value-type="string" office:string-value="Le site est bien référencé par les moteurs de recherche" calcext:value-type="string">
            <text:p>Le site est bien référencé par les moteurs de recherche</text:p>
          </table:table-cell>
          <table:table-cell table:style-name="ce15" table:formula="of:=[$'Diagnostic flash'.C29]" office:value-type="string" office:string-value="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15" table:formula="of:=[$'Diagnostic flash'.D29]" office:value-type="string" office:string-value="Contrôler que les principaux moteurs (Google, Bing, Qwant) restituent bien le site dans les résultats lorsque l’on recherche le service (non pas en tapant le nom de l’institution mais le service qu’elle rend : on cherchera par exemple &quot;Renouvellement carte grise&quot; et non pas &quot;ANTS&quot;) : 1/ parmi les trois premières occurrences et 2/ jamais derrière un site proposant le même service mais payant (hors sites sponsorisés dans les deux cas)."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15" table:formula="of:=[$'Diagnostic flash'.E29]" office:value-type="float" office:value="0" calcext:value-type="float">
            <text:p>0</text:p>
          </table:table-cell>
          <table:table-cell table:style-name="ce15" table:formula="of:=IF(ISBLANK([.E24]);&quot;&quot;;IF([.E24]=&quot;🤩&quot;;1;IF([.E24]=&quot;🤔&quot;;0.5;IF([.E24]=&quot;😤&quot;;0;&quot;&quot;))))">
            <text:p/>
          </table:table-cell>
          <table:table-cell/>
          <table:table-cell table:style-name="ce72" table:formula="of:=IF([.E24]=0;&quot;&quot;;1)">
            <text:p/>
          </table:table-cell>
          <table:table-cell table:number-columns-repeated="56"/>
        </table:table-row>
        <table:table-row table:style-name="ro11">
          <table:table-cell table:style-name="ce15" table:formula="of:=[$'Diagnostic flash'.A30]" office:value-type="float" office:value="24" calcext:value-type="float">
            <text:p>24</text:p>
          </table:table-cell>
          <table:table-cell table:style-name="ce15" table:formula="of:=[$'Diagnostic flash'.B30]" office:value-type="string" office:string-value="Le pied de page présente l’ensemble des liens obligatoires" calcext:value-type="string">
            <text:p>Le pied de page présente l’ensemble des liens obligatoires</text:p>
          </table:table-cell>
          <table:table-cell table:style-name="ce15" table:formula="of:=[$'Diagnostic flash'.C30]" office:value-type="string" office:string-value="Le pied de page constitue un élément de navigation et un point de repère tout au long du site." calcext:value-type="string">
            <text:p>Le pied de page constitue un élément de navigation et un point de repère tout au long du site.</text:p>
          </table:table-cell>
          <table:table-cell table:style-name="ce15" table:formula="of:=[$'Diagnostic flash'.D30]" office:value-type="string" office:string-value="Sur l’échantillon, contrôler que :&#10;&#10;- Le pied de page est présent et identique sur toutes les pages ;&#10;- Il est présent et identique sur les pages d’erreur ;&#10;-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15" table:formula="of:=[$'Diagnostic flash'.E30]" office:value-type="float" office:value="0" calcext:value-type="float">
            <text:p>0</text:p>
          </table:table-cell>
          <table:table-cell table:style-name="ce15" table:formula="of:=IF(ISBLANK([.E25]);&quot;&quot;;IF([.E25]=&quot;🤩&quot;;1;IF([.E25]=&quot;🤔&quot;;0.5;IF([.E25]=&quot;😤&quot;;0;&quot;&quot;))))">
            <text:p/>
          </table:table-cell>
          <table:table-cell/>
          <table:table-cell table:style-name="ce72" table:formula="of:=IF([.E25]=0;&quot;&quot;;1)">
            <text:p/>
          </table:table-cell>
          <table:table-cell table:number-columns-repeated="56"/>
        </table:table-row>
        <table:table-row table:style-name="ro11">
          <table:table-cell table:style-name="ce15" table:formula="of:=[$'Diagnostic flash'.A31]" office:value-type="float" office:value="25" calcext:value-type="float">
            <text:p>25</text:p>
          </table:table-cell>
          <table:table-cell table:style-name="ce15" table:formula="of:=[$'Diagnostic flash'.B31]" office:value-type="string" office:string-value="Le site propose au moins deux moyens de contact différents" calcext:value-type="string">
            <text:p>Le site propose au moins deux moyens de contact différents</text:p>
          </table:table-cell>
          <table:table-cell table:style-name="ce15" table:formula="of:=[$'Diagnostic flash'.C31]" office:value-type="string" office:string-value="Le fait de proposer au moins deux moyens de contact différents permet de favoriser les retours d’information de la part des utilisateurs, tout en évitant de mettre ce dernier en difficulté en cas d’indisponibilité ou de problèmes d’utilisation de l’un des moyens de contact.&#10;&#10;Par ailleurs, toutes les administrations (services de l’État, mairies, organismes de service public, etc.) doivent pouvoir être saisies par voie électronique (SVE) sauf exception publiée au Journal Officiel."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15" table:formula="of:=[$'Diagnostic flash'.D31]" office:value-type="string" office:string-value="Vérifier que l’information &quot;contact&quot; permettant d’échanger avec un agent (ce qui exclut par exemple les tchat bots) est facile à trouver et qu’au moins deux alternatives existes (téléphone, mail, formulaire de contact, tchat, guichet physique local)."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15" table:formula="of:=[$'Diagnostic flash'.E31]" office:value-type="float" office:value="0" calcext:value-type="float">
            <text:p>0</text:p>
          </table:table-cell>
          <table:table-cell table:style-name="ce15" table:formula="of:=IF(ISBLANK([.E26]);&quot;&quot;;IF([.E26]=&quot;🤩&quot;;1;IF([.E26]=&quot;🤔&quot;;0.5;IF([.E26]=&quot;😤&quot;;0;&quot;&quot;))))">
            <text:p/>
          </table:table-cell>
          <table:table-cell/>
          <table:table-cell table:style-name="ce72" table:formula="of:=IF([.E26]=0;&quot;&quot;;1)">
            <text:p/>
          </table:table-cell>
          <table:table-cell table:number-columns-repeated="56"/>
        </table:table-row>
        <table:table-row table:style-name="ro11">
          <table:table-cell table:style-name="ce15" table:formula="of:=[$'Diagnostic flash'.A32]" office:value-type="string" office:string-value="26 [a11é]" calcext:value-type="string">
            <text:p>26 [a11é]</text:p>
          </table:table-cell>
          <table:table-cell table:style-name="ce15" table:formula="of:=[$'Diagnostic flash'.B32]" office:value-type="string" office:string-value="Les fichiers bureautiques téléchargeables sur le site sont proposés dans un format ouvert et sont accessibles" calcext:value-type="string">
            <text:p>Les fichiers bureautiques téléchargeables sur le site sont proposés dans un format ouvert et sont accessibles</text:p>
          </table:table-cell>
          <table:table-cell table:style-name="ce15" table:formula="of:=[$'Diagnostic flash'.C32]" office:value-type="string" office:string-value="Lors de la mise en ligne de fichiers en téléchargement (traitement de texte, images, audio, vidéo, etc.) , il est nécessaire de proposer les formats ouverts afin que tout le monde puisse y avoir accès sans avoir à payer pour accéder à un format propriétaire.&#10;&#10;Découvrir les guides pour rédiger des documents bureautiques accessibles"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guides pour rédiger des documents bureautiques accessibles</text:p>
          </table:table-cell>
          <table:table-cell table:style-name="ce15" table:formula="of:=[$'Diagnostic flash'.D32]" office:value-type="string" office:string-value="Sur l’échantillon, contrôler que :&#10;&#10;- pour mettre à disposition des documents que le destinataire n’a pas besoin de modifier, il faut utiliser le format PDF ;&#10;- pour diffuser un document de type texte, le format recommandé est ODT ;&#10;- pour diffuser un document de type présentation, le format recommandé est ODP ;&#10;- pour diffuser un document de type feuille de calcul, le format recommandé est ODS.&#10;La suite Office n’est pas interdite mais les alternatives ci-dessus doivent être proposées."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15" table:formula="of:=[$'Diagnostic flash'.E32]" office:value-type="float" office:value="0" calcext:value-type="float">
            <text:p>0</text:p>
          </table:table-cell>
          <table:table-cell table:style-name="ce15" table:formula="of:=IF(ISBLANK([.E27]);&quot;&quot;;IF([.E27]=&quot;🤩&quot;;1;IF([.E27]=&quot;🤔&quot;;0.5;IF([.E27]=&quot;😤&quot;;0;&quot;&quot;))))">
            <text:p/>
          </table:table-cell>
          <table:table-cell/>
          <table:table-cell table:style-name="ce72" table:formula="of:=IF([.E27]=0;&quot;&quot;;1)">
            <text:p/>
          </table:table-cell>
          <table:table-cell table:number-columns-repeated="56"/>
        </table:table-row>
        <table:table-row table:style-name="ro10">
          <table:table-cell table:number-columns-repeated="3"/>
          <table:table-cell table:style-name="ce15" office:value-type="string" calcext:value-type="string">
            <text:p>nb de cellules vides</text:p>
          </table:table-cell>
          <table:table-cell table:style-name="ce15" table:formula="of:=COUNTBLANK([.H2:.H27])" office:value-type="float" office:value="26" calcext:value-type="float">
            <text:p>26</text:p>
          </table:table-cell>
          <table:table-cell table:style-name="ce15" table:formula="of:=COUNTBLANK([.F2:.F27])" office:value-type="float" office:value="26" calcext:value-type="float">
            <text:p>26</text:p>
          </table:table-cell>
          <table:table-cell table:style-name="ce15" table:formula="of:=COUNTBLANK([.G2:.G13])" office:value-type="float" office:value="12" calcext:value-type="float">
            <text:p>12</text:p>
          </table:table-cell>
          <table:table-cell table:number-columns-repeated="57"/>
        </table:table-row>
        <table:table-row table:style-name="ro10">
          <table:table-cell table:number-columns-repeated="5"/>
          <table:table-cell table:style-name="ce15" table:formula="of:=SUM([.F2:.F27])/(26-[.F28])" office:value-type="string" office:string-value="" calcext:value-type="error">
            <text:p>#DIV/0 !</text:p>
          </table:table-cell>
          <table:table-cell table:style-name="ce15" table:formula="of:=SUM([.G2:.G13])/(12-[.G28])" office:value-type="string" office:string-value="" calcext:value-type="error">
            <text:p>#DIV/0 !</text:p>
          </table:table-cell>
          <table:table-cell table:number-columns-repeated="57"/>
        </table:table-row>
        <table:table-row table:style-name="ro10">
          <table:table-cell table:number-columns-repeated="5"/>
          <table:table-cell table:style-name="ce15" table:formula="of:=IF([.E28]=0;CONCATENATE(ROUND(20*[.F29];1);&quot;/20 ( ...&quot;;[.G30];&quot; en ce qui concerne exclusivement l'accessibilité)&quot;);&quot;Il faut finir le diag pour que le résultat s'affiche... 🙄&quot;)" office:value-type="string" office:string-value="Il faut finir le diag pour que le résultat s'affiche... 🙄" calcext:value-type="string">
            <text:p>Il faut finir le diag pour que le résultat s'affiche... 🙄</text:p>
          </table:table-cell>
          <table:table-cell table:style-name="ce15" table:formula="of:=IF([.E28]=0;CONCATENATE(ROUND(20*[.G29];1);&quot;/20&quot;);&quot;&quot;)">
            <text:p/>
          </table:table-cell>
          <table:table-cell table:number-columns-repeated="57"/>
        </table:table-row>
        <table:table-row table:style-name="ro5" table:number-rows-repeated="1048542">
          <table:table-cell table:number-columns-repeated="64"/>
        </table:table-row>
        <table:table-row table:style-name="ro1" table:number-rows-repeated="3">
          <table:table-cell table:number-columns-repeated="64"/>
        </table:table-row>
        <table:table-row table:style-name="ro1">
          <table:table-cell table:number-columns-repeated="64"/>
        </table:table-row>
      </table:table>
      <table:named-expressions/>
      <table:database-ranges>
        <table:database-range table:name="Table_1" table:target-range-address="'Diagnostic flash'.A6:'Diagnostic flash'.E33"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time-style style:name="N108">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4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4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4P2" style:volatile="true" number:language="en" number:country="US">
      <loext:text> </loext:text>
      <loext:fill-character> </loext: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8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8P2" style:volatile="true" number:language="en" number:country="US">
      <number:currency-symbol/>
      <loext:fill-character> </loext: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2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2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6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6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data-style-name="N10104">
      <style:table-cell-properties fo:background-color="#ccffff" fo:border="0.06pt solid #000000"/>
      <style:text-properties fo:color="#003333" fo:font-style="normal" style:text-underline-style="none" fo:font-weight="normal"/>
    </style:style>
    <style:style style:name="Result2" style:family="table-cell" style:parent-style-name="Result" style:data-style-name="N107">
      <style:text-properties fo:font-weight="bold"/>
    </style:style>
    <style:style style:name="Heading1" style:family="table-cell" style:parent-style-name="Heading">
      <style:text-properties fo:font-size="10pt"/>
    </style:style>
    <style:style style:name="Background" style:family="table-cell" style:parent-style-name="Default">
      <style:table-cell-properties fo:background-color="#cccc99"/>
      <style:text-properties fo:color="#33000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ccffcc" fo:padding-bottom="0.035cm" fo:padding-left="0.335cm" fo:padding-right="0.035cm" fo:padding-top="0.035cm"/>
      <style:text-properties fo:color="#003300"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fo:background-color="#66cccc" style:text-align-source="fix" style:repeat-content="false" fo:wrap-option="wrap" fo:border="0.06pt solid #006666" fo:padding="0.035cm" style:vertical-align="automatic"/>
      <style:paragraph-properties fo:text-align="center" fo:margin-left="0cm"/>
      <style:text-properties fo:color="#000000"/>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text-properties fo:color="#000033"/>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11:38:05.88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_20_propos" style:display-name="PageStyle_A propos" style:page-layout-name="Mpm3">
      <style:header style:display="false"/>
      <style:header-left style:display="false"/>
      <style:footer style:display="false"/>
      <style:footer-left style:display="false"/>
    </style:master-page>
    <style:master-page style:name="PageStyle_5f_Diagnostic_20_flash" style:display-name="PageStyle_Diagnostic flash" style:page-layout-name="Mpm3">
      <style:header style:display="false"/>
      <style:header-left style:display="false"/>
      <style:footer style:display="false"/>
      <style:footer-left style:display="false"/>
    </style:master-page>
    <style:master-page style:name="PageStyle_5f_Calcul" style:display-name="PageStyle_Calcu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 LibreOffice_project/a726b36747cf2001e06b58ad5db1aa3a9a1872d6</meta:generator>
    <dc:date>2021-08-10T11:43:03.889000000</dc:date>
    <meta:editing-duration>PT5H36M32S</meta:editing-duration>
    <meta:editing-cycles>42</meta:editing-cycles>
    <meta:document-statistic meta:table-count="3" meta:cell-count="343" meta:object-count="0"/>
  </office:meta>
</office:document-meta>
</file>